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/>
    <style:font-face style:name="Consolas1" svg:font-family="Consolas" style:font-family-generic="modern" style:font-pitch="fixed"/>
    <style:font-face style:name="Consolas2" svg:font-family="Consola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fo:min-height="14.68cm"/>
    </style:style>
    <style:style style:name="gr2" style:family="graphic" style:parent-style-name="standard">
      <style:graphic-properties draw:stroke="none" draw:fill="none" draw:fill-color="#ffffff" draw:auto-grow-width="true" fo:min-height="0.496cm" fo:min-width="3.7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fo:min-height="1.405cm"/>
    </style:style>
    <style:style style:name="gr5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405cm" fo:min-width="0cm"/>
    </style:style>
    <style:style style:name="gr6" style:family="graphic" style:parent-style-name="standard">
      <style:graphic-properties draw:stroke="solid" svg:stroke-color="#000000" draw:fill="none" fo:min-height="3.862cm"/>
    </style:style>
    <style:style style:name="gr7" style:family="graphic" style:parent-style-name="standard">
      <style:graphic-properties draw:stroke="solid" svg:stroke-color="#000000" draw:fill="none" fo:min-height="2.458cm"/>
    </style:style>
    <style:style style:name="gr8" style:family="graphic" style:parent-style-name="standard">
      <style:graphic-properties draw:stroke="solid" svg:stroke-color="#000000" draw:fill="none" fo:min-height="2.107cm"/>
    </style:style>
    <style:style style:name="gr9" style:family="graphic" style:parent-style-name="standard">
      <style:graphic-properties draw:stroke="solid" svg:stroke-color="#000000" draw:fill="none" fo:min-height="1.054cm"/>
    </style:style>
    <style:style style:name="gr10" style:family="graphic" style:parent-style-name="standard">
      <style:graphic-properties draw:stroke="solid" svg:stroke-color="#000000" draw:fill="none" fo:min-height="4.213cm"/>
    </style:style>
    <style:style style:name="gr11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12" style:family="graphic" style:parent-style-name="standard">
      <style:graphic-properties draw:stroke="solid" svg:stroke-color="#000000" draw:fill="none" fo:min-height="1.95cm"/>
    </style:style>
    <style:style style:name="gr13" style:family="graphic" style:parent-style-name="standard">
      <style:graphic-properties draw:stroke="solid" svg:stroke-color="#000000" draw:fill="none" fo:min-height="0.75cm"/>
    </style:style>
    <style:style style:name="gr14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054cm" fo:min-width="0cm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054cm" fo:min-width="0cm"/>
    </style:style>
    <style:style style:name="gr16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0.705cm" fo:min-width="0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405cm" fo:min-width="0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8.776cm" fo:min-width="0cm"/>
    </style:style>
    <style:style style:name="gr22" style:family="graphic" style:parent-style-name="standard">
      <style:graphic-properties draw:stroke="solid" svg:stroke-color="#000000" draw:fill="none" fo:min-height="7.373cm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03cm" fo:min-width="0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054cm" fo:min-width="0cm"/>
    </style:style>
    <style:style style:name="gr26" style:family="graphic" style:parent-style-name="standard" style:list-style-name="L1">
      <style:graphic-properties draw:stroke="solid" draw:stroke-dash="Ultrafine_20_Dashed" svg:stroke-color="#000000" draw:fill="none" draw:fill-color="#ffffff" draw:textarea-horizontal-align="left" draw:auto-grow-height="true" draw:auto-grow-width="true" fo:min-height="12.988cm" fo:min-width="18.502cm"/>
    </style:style>
    <style:style style:name="gr27" style:family="graphic" style:parent-style-name="standard">
      <style:graphic-properties draw:stroke="solid" svg:stroke-color="#000000" draw:fill="none" fo:min-height="13.691cm"/>
    </style:style>
    <style:style style:name="gr2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26.677cm" fo:min-width="21.032cm"/>
    </style:style>
    <style:style style:name="gr29" style:family="graphic" style:parent-style-name="standard">
      <style:graphic-properties draw:stroke="none" draw:fill="none" fo:min-height="1.055cm"/>
    </style:style>
    <style:style style:name="gr30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13.339cm" fo:min-width="18.504cm"/>
    </style:style>
    <style:style style:name="gr31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25.624cm" fo:min-width="0cm"/>
    </style:style>
    <style:style style:name="gr32" style:family="graphic" style:parent-style-name="standard">
      <style:graphic-properties draw:stroke="solid" svg:stroke-color="#000000" draw:fill="none" fo:min-height="0.704cm"/>
    </style:style>
    <style:style style:name="gr33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054cm" fo:min-width="0cm"/>
    </style:style>
    <style:style style:name="gr34" style:family="graphic" style:parent-style-name="standard">
      <style:graphic-properties draw:stroke="solid" svg:stroke-color="#000000" draw:fill="none" fo:min-height="2.80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style:font-name="Consolas1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onsolas1" fo:font-size="10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style:font-name="Consolas1" fo:font-size="10pt"/>
    </style:style>
    <style:style style:name="P8" style:family="paragraph">
      <style:paragraph-properties style:text-autospace="non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</style:style>
    <style:style style:name="T1" style:family="text">
      <style:text-properties style:font-name="Consolas1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onsolas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onsolas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Consolas1" fo:font-size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onsolas1" fo:font-size="14pt" style:font-size-asian="14pt" style:font-size-complex="14pt"/>
    </style:style>
    <style:style style:name="T7" style:family="text">
      <style:text-properties fo:font-variant="normal" fo:text-transform="none" fo:color="#7f0055" style:text-outline="false" style:text-line-through-style="none" style:text-line-through-type="none" style:font-name="Consolas3" fo:font-size="10pt" fo:font-style="normal" fo:text-shadow="none" style:text-underline-style="none" fo:font-weight="bold" style:letter-kerning="true" style:font-name-asian="Consolas3" style:font-size-asian="10pt" style:font-style-asian="normal" style:font-weight-asian="bold" style:font-name-complex="Consolas3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3" fo:font-size="10pt" fo:font-style="normal" fo:text-shadow="none" style:text-underline-style="none" style:letter-kerning="true" style:font-name-asian="Consolas3" style:font-size-asian="10pt" style:font-style-asian="normal" style:font-name-complex="Consolas3" style:font-size-complex="10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Consolas3" fo:font-size="10pt" fo:font-style="normal" fo:text-shadow="none" style:text-underline-style="none" fo:font-weight="normal" style:letter-kerning="true" style:font-name-asian="Consolas3" style:font-size-asian="10pt" style:font-style-asian="normal" style:font-weight-asian="normal" style:font-name-complex="Consola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f0055" style:text-outline="false" style:text-line-through-style="none" style:text-line-through-type="none" style:font-name="Consolas1" fo:font-size="10pt" fo:font-style="normal" fo:text-shadow="none" style:text-underline-style="none" fo:font-weight="bold" style:letter-kerning="true" style:font-name-asian="Consolas3" style:font-size-asian="10pt" style:font-style-asian="normal" style:font-weight-asian="bold" style:font-name-complex="Consolas3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nsolas1" fo:font-size="10pt" fo:font-style="normal" fo:text-shadow="none" style:text-underline-style="none" style:letter-kerning="true" style:font-name-asian="Consolas3" style:font-size-asian="10pt" style:font-style-asian="normal" style:font-name-complex="Consolas3" style:font-size-complex="10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onsolas1" fo:font-size="10pt" fo:font-style="normal" fo:text-shadow="none" style:text-underline-style="none" fo:font-weight="normal" style:letter-kerning="true" style:font-name-asian="Consolas3" style:font-size-asian="10pt" style:font-style-asian="normal" style:font-weight-asian="normal" style:font-name-complex="Consola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onsolas1" fo:font-size="10pt" fo:font-style="normal" fo:text-shadow="none" style:text-underline-style="none" fo:font-weight="bold" style:letter-kerning="true" style:font-name-asian="Consolas3" style:font-size-asian="10pt" style:font-style-asian="normal" style:font-weight-asian="bold" style:font-name-complex="Consolas3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nsolas1" fo:font-size="10pt" fo:font-weight="bold" style:font-weight-asian="bold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nsolas3" fo:font-size="10pt" fo:font-style="normal" fo:text-shadow="none" style:text-underline-style="none" fo:font-weight="bold" style:letter-kerning="true" style:font-name-asian="Consolas3" style:font-size-asian="10pt" style:font-style-asian="normal" style:font-weight-asian="bold" style:font-name-complex="Consolas3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5032" style:text-outline="false" style:text-line-through-style="none" style:text-line-through-type="none" style:font-name="Consolas3" fo:font-size="10pt" fo:font-style="normal" fo:text-shadow="none" style:text-underline-style="none" fo:font-weight="normal" style:letter-kerning="true" style:font-name-asian="Consolas3" style:font-size-asian="10pt" style:font-style-asian="normal" style:font-weight-asian="normal" style:font-name-complex="Consola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c0" style:text-outline="false" style:text-line-through-style="none" style:text-line-through-type="none" style:font-name="Consolas3" fo:font-size="10pt" fo:font-style="italic" fo:text-shadow="none" style:text-underline-style="none" fo:font-weight="normal" style:letter-kerning="true" style:font-name-asian="Consolas3" style:font-size-asian="10pt" style:font-style-asian="italic" style:font-weight-asian="normal" style:font-name-complex="Consola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f7f5f" style:text-outline="false" style:text-line-through-style="none" style:text-line-through-type="none" style:font-name="Consolas3" fo:font-size="10pt" fo:font-style="normal" fo:text-shadow="none" style:text-underline-style="none" fo:font-weight="normal" style:letter-kerning="true" style:font-name-asian="Consolas3" style:font-size-asian="10pt" style:font-style-asian="normal" style:font-weight-asian="normal" style:font-name-complex="Consola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font-name="Consolas3" fo:font-size="10pt" fo:font-weight="bold" style:font-name-asian="Consolas3" style:font-size-asian="10pt" style:font-weight-asian="bold" style:font-name-complex="Consolas3" style:font-size-complex="10pt" style:font-weight-complex="bold"/>
    </style:style>
    <style:style style:name="T20" style:family="text">
      <style:text-properties fo:color="#000000" style:font-name="Consolas3" fo:font-size="10pt" style:font-name-asian="Consolas3" style:font-size-asian="10pt" style:font-name-complex="Consolas3" style:font-size-complex="10pt"/>
    </style:style>
    <style:style style:name="T21" style:family="text">
      <style:text-properties fo:color="#000000" style:font-name="Consolas3" fo:font-size="10pt" fo:font-weight="bold" style:font-name-asian="Consolas3" style:font-size-asian="10pt" style:font-weight-asian="bold" style:font-name-complex="Consolas3" style:font-size-complex="10pt" style:font-weight-complex="bold"/>
    </style:style>
    <style:style style:name="T22" style:family="text">
      <style:text-properties fo:color="#000000" style:font-name="Consolas1" fo:font-size="10pt" style:font-name-asian="Consolas3" style:font-size-asian="10pt" style:font-name-complex="Consolas3" style:font-size-complex="10pt"/>
    </style:style>
    <style:style style:name="T23" style:family="text">
      <style:text-properties fo:color="#3f7f5f" style:font-name="Consolas3" fo:font-size="10pt" style:font-name-asian="Consolas3" style:font-size-asian="10pt" style:font-name-complex="Consolas3" style:font-size-complex="10pt"/>
    </style:style>
    <style:style style:name="T24" style:family="text">
      <style:text-properties fo:color="#3f7f5f" style:font-name="Consolas3" fo:font-size="10pt" style:text-underline-style="solid" style:text-underline-width="auto" style:text-underline-color="font-color" style:font-name-asian="Consolas3" style:font-size-asian="10pt" style:font-name-complex="Consolas3" style:font-size-complex="10pt"/>
    </style:style>
    <style:style style:name="T25" style:family="text">
      <style:text-properties style:font-name="Consolas1" fo:font-size="10pt" style:font-name-asian="Consolas3" style:font-size-asian="10pt" style:font-name-complex="Consolas3" style:font-size-complex="10pt"/>
    </style:style>
    <style:style style:name="T26" style:family="text">
      <style:text-properties style:font-name="Consolas3" fo:font-size="10pt" style:font-name-asian="Consolas3" style:font-size-asian="10pt" style:font-name-complex="Consolas3" style:font-size-complex="10pt"/>
    </style:style>
    <style:style style:name="T27" style:family="text">
      <style:text-properties fo:font-variant="normal" fo:text-transform="none" fo:color="#3f7f5f" style:text-outline="false" style:text-line-through-style="none" style:text-line-through-type="none" style:font-name="Consolas3" fo:font-size="10pt" fo:font-style="normal" fo:text-shadow="none" style:text-underline-style="solid" style:text-underline-width="auto" style:text-underline-color="font-color" fo:font-weight="normal" style:letter-kerning="true" style:font-name-asian="Consolas3" style:font-size-asian="10pt" style:font-style-asian="normal" style:font-weight-asian="normal" style:font-name-complex="Consola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f0055" style:text-outline="false" style:text-line-through-style="none" style:text-line-through-type="none" style:font-name="Consolas3" fo:font-size="10pt" fo:text-shadow="none" style:text-underline-style="none" fo:font-weight="bold" style:letter-kerning="true" style:font-name-asian="Consolas3" style:font-size-asian="10pt" style:font-weight-asian="bold" style:font-name-complex="Consolas3" style:font-size-complex="10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Consolas3" fo:font-size="10pt" fo:text-shadow="none" style:text-underline-style="none" fo:font-weight="normal" style:letter-kerning="true" style:font-name-asian="Consolas3" style:font-size-asian="10pt" style:font-weight-asian="normal" style:font-name-complex="Consolas3" style:font-size-complex="10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5032" style:text-outline="false" style:text-line-through-style="none" style:text-line-through-type="none" style:font-name="Consolas3" fo:font-size="10pt" fo:text-shadow="none" style:text-underline-style="none" fo:font-weight="normal" style:letter-kerning="true" style:font-name-asian="Consolas3" style:font-size-asian="10pt" style:font-weight-asian="normal" style:font-name-complex="Consolas3" style:font-size-complex="10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onsolas3" fo:font-size="10pt" fo:font-style="italic" fo:text-shadow="none" style:text-underline-style="none" fo:font-weight="normal" style:letter-kerning="true" style:font-name-asian="Consolas3" style:font-size-asian="10pt" style:font-style-asian="italic" style:font-weight-asian="normal" style:font-name-complex="Consolas3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9cm" svg:height="14.93cm" svg:x="1cm" svg:y="1.1cm">
          <draw:text-box>
            <text:p><text:span text:style-name="T1">/**</text:span></text:p>
            <text:p><text:span text:style-name="T1"><text:s/></text:span><text:span text:style-name="T1">* Marlin 3D Printer Firmware</text:span></text:p>
            <text:p><text:span text:style-name="T1"><text:s/></text:span><text:span text:style-name="T1">* Copyright (C) 2016 MarlinFirmware [https://github.com/MarlinFirmware/Marlin]</text:span></text:p>
            <text:p><text:span text:style-name="T1"><text:s/></text:span><text:span text:style-name="T1">*</text:span></text:p>
            <text:p><text:span text:style-name="T1"><text:s/></text:span><text:span text:style-name="T1">* Based on Sprinter and grbl.</text:span></text:p>
            <text:p><text:span text:style-name="T1"><text:s/></text:span><text:span text:style-name="T1">* Copyright (C) 2011 Camiel Gubbels / Erik van der Zalm</text:span></text:p>
            <text:p><text:span text:style-name="T1"><text:s/></text:span><text:span text:style-name="T1">*</text:span></text:p>
            <text:p><text:span text:style-name="T1"><text:s/></text:span><text:span text:style-name="T1">* This program is free software: you can redistribute it and/or modify</text:span></text:p>
            <text:p><text:span text:style-name="T1"><text:s/></text:span><text:span text:style-name="T1">* it under the terms of the GNU General Public License as published by</text:span></text:p>
            <text:p><text:span text:style-name="T1"><text:s/></text:span><text:span text:style-name="T1">* the Free Software Foundation, either version 3 of the License, or</text:span></text:p>
            <text:p><text:span text:style-name="T1"><text:s/></text:span><text:span text:style-name="T1">* (at your option) any later version.</text:span></text:p>
            <text:p><text:span text:style-name="T1"><text:s/></text:span><text:span text:style-name="T1">*</text:span></text:p>
            <text:p><text:span text:style-name="T1"><text:s/></text:span><text:span text:style-name="T1">* This program is distributed in the hope that it will be useful,</text:span></text:p>
            <text:p><text:span text:style-name="T1"><text:s/></text:span><text:span text:style-name="T1">* but WITHOUT ANY WARRANTY; without even the implied warranty of</text:span></text:p>
            <text:p><text:span text:style-name="T1"><text:s/></text:span><text:span text:style-name="T1">* MERCHANTABILITY or FITNESS FOR A PARTICULAR PURPOSE. <text:s/>See the</text:span></text:p>
            <text:p><text:span text:style-name="T1"><text:s/></text:span><text:span text:style-name="T1">* GNU General Public License for more details.</text:span></text:p>
            <text:p><text:span text:style-name="T1"><text:s/></text:span><text:span text:style-name="T1">*</text:span></text:p>
            <text:p><text:span text:style-name="T1"><text:s/></text:span><text:span text:style-name="T1">* You should have received a copy of the GNU General Public License</text:span></text:p>
            <text:p><text:span text:style-name="T1"><text:s/></text:span><text:span text:style-name="T1">* along with this program. <text:s/>If not, see &lt;http://www.gnu.org/licenses/&gt;.</text:span></text:p>
            <text:p><text:span text:style-name="T1"><text:s/></text:span><text:span text:style-name="T1">*</text:span></text:p>
            <text:p><text:span text:style-name="T1"><text:s/></text:span><text:span text:style-name="T1">*/</text:span></text:p>
            <text:p><text:span text:style-name="T2"/></text:p>
            <text:p><text:span text:style-name="T3"/></text:p>
            <text:p><text:span text:style-name="T3">Marlin 2.0 code structure overview</text:span></text:p>
            <text:p><text:span text:style-name="T4"/></text:p>
            <text:p><text:span text:style-name="T4">Copyright (c) 2019 DerAndere</text:span></text:p>
            <text:p><text:span text:style-name="T4"/></text:p>
            <text:p><text:span text:style-name="T4">License: GNU General Public License 3.0 </text:span></text:p>
            <text:p><text:span text:style-name="T4"/></text:p>
            <text:p><text:span text:style-name="T4">The following diagram gives a simplified overview of the code structure of Marlin firmware.</text:span></text:p>
            <text:p><text:span text:style-name="T4">It is showing the most important information flow for a minimalistic cartesian printer with </text:span></text:p>
            <text:p><text:span text:style-name="T4">minimal features enabled. It focuses on the two most vital commands: G28 (homing) and G1 (move). </text:span></text:p>
            <text:p><text:span text:style-name="T4"/></text:p>
            <text:p><text:span text:style-name="T5">For each object, the </text:span><text:span text:style-name="T4">The module/file where it is defined is indicated. For a function func() that is declared in file foo.h, which is located in a subfolder moduleX/ the notation is e.g:</text:span></text:p>
            <text:p><text:span text:style-name="T4">moduleX/foo:func()</text:span></text:p>
            <text:p><text:span text:style-name="T4"/></text:p>
            <text:p><text:span text:style-name="T4">For objects (e.g. func2()) that are declared in a file that is located in the folder named “module/” (e.g. module/bar.h) the folder name is omitted: <text:s text:c="5"/></text:span></text:p>
            <text:p><text:span text:style-name="T4">bar:func2()</text:span></text:p>
          </draw:text-box>
        </draw:frame>
        <draw:frame draw:style-name="gr2" draw:text-style-name="P2" draw:layer="layout" svg:width="4.295cm" svg:height="0.746cm" svg:x="18.305cm" svg:y="28.813cm">
          <draw:text-box>
            <text:p><text:span text:style-name="T6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4" draw:text-style-name="P1" draw:layer="layout" svg:width="19cm" svg:height="1.655cm" svg:x="1cm" svg:y="1cm">
          <draw:text-box>
            <text:p><text:span text:style-name="T4">//Preprocessor directives </text:span></text:p>
            <text:p><text:span text:style-name="T4">// This page gives an overview over files with basic #defines. An arrow indicates that the file below depends on the file above.</text:span></text:p>
            <text:p><text:span text:style-name="T4"/></text:p>
          </draw:text-box>
        </draw:frame>
        <draw:frame draw:style-name="gr2" draw:text-style-name="P2" draw:layer="layout" svg:width="4.295cm" svg:height="0.746cm" svg:x="18.306cm" svg:y="28.813cm">
          <draw:text-box>
            <text:p><text:span text:style-name="T6"><text:page-number>&lt;Foliennummer&gt;</text:page-number></text:span></text:p>
          </draw:text-box>
        </draw:frame>
        <draw:frame draw:style-name="gr5" draw:text-style-name="P5" xml:id="id13" draw:id="id13" draw:layer="layout" svg:width="4.2cm" svg:height="2.006cm" svg:x="10.5cm" svg:y="18cm">
          <draw:text-box>
            <text:p text:style-name="P4"><text:span text:style-name="T4">//pins/pins_motherboardX.h</text:span></text:p>
            <text:p><text:span text:style-name="T4">//board-specific </text:span></text:p>
            <text:p><text:span text:style-name="T4">//pin definitions </text:span></text:p>
          </draw:text-box>
        </draw:frame>
        <draw:frame draw:style-name="gr6" draw:text-style-name="P1" xml:id="id12" draw:id="id12" draw:layer="layout" svg:width="7.8cm" svg:height="4.112cm" svg:x="1cm" svg:y="16.9cm">
          <draw:text-box>
            <text:p><text:span text:style-name="T4">//pins/pins.h</text:span></text:p>
            <text:p><text:span text:style-name="T4">// #define s of undefined pins </text:span></text:p>
            <text:p><text:span text:style-name="T4">// as -1 omitted here for clarity</text:span></text:p>
            <text:p><text:span text:style-name="T4">#ifdef A_STOP_PIN</text:span></text:p>
            <text:p><text:span text:style-name="T4"><text:s text:c="2"/></text:span><text:span text:style-name="T4">#if A_HOME_DIR &lt; 0</text:span></text:p>
            <text:p><text:span text:style-name="T4"><text:s text:c="2"/></text:span><text:span text:style-name="T4">#define A_MIN_PIN A_STOP_PIN</text:span></text:p>
            <text:p><text:span text:style-name="T4"><text:s text:c="2"/></text:span><text:span text:style-name="T4">#define A_MAX_PIN -1</text:span></text:p>
            <text:p><text:span text:style-name="T4"/></text:p>
            <text:p><text:span text:style-name="T4">#else</text:span></text:p>
            <text:p><text:span text:style-name="T4"><text:s text:c="2"/></text:span><text:span text:style-name="T4">#define A_MIN_PIN -1</text:span></text:p>
            <text:p><text:span text:style-name="T4"><text:s text:c="2"/></text:span><text:span text:style-name="T4">#define A_MAX_PIN A_STOP_PIN</text:span></text:p>
          </draw:text-box>
        </draw:frame>
        <draw:frame draw:style-name="gr7" draw:text-style-name="P1" xml:id="id6" draw:id="id6" draw:layer="layout" svg:width="4.2cm" svg:height="2.708cm" svg:x="5.5cm" svg:y="11.4cm">
          <draw:text-box>
            <text:p><text:span text:style-name="T4">//inc/conditionals_post.h</text:span></text:p>
            <text:p><text:span text:style-name="T4">//internal </text:span></text:p>
            <text:p><text:span text:style-name="T4">// #define s //according to //configuration.h</text:span></text:p>
          </draw:text-box>
        </draw:frame>
        <draw:frame draw:style-name="gr8" draw:text-style-name="P1" xml:id="id3" draw:id="id3" draw:layer="layout" svg:width="4.6cm" svg:height="2.357cm" svg:x="15.4cm" svg:y="13.7cm">
          <draw:text-box>
            <text:p><text:span text:style-name="T4">//configuration_adv.h </text:span></text:p>
            <text:p><text:span text:style-name="T4">//enables/disables </text:span></text:p>
            <text:p><text:span text:style-name="T4">//advanced features </text:span></text:p>
            <text:p><text:span text:style-name="T4">//and sets hardware </text:span></text:p>
            <text:p><text:span text:style-name="T4">//parameters</text:span></text:p>
            <text:p><text:span text:style-name="T4"/></text:p>
          </draw:text-box>
        </draw:frame>
        <draw:frame draw:style-name="gr9" draw:text-style-name="P1" xml:id="id1" draw:id="id1" draw:layer="layout" svg:width="11cm" svg:height="1.304cm" svg:x="1cm" svg:y="8.896cm">
          <draw:text-box>
            <text:p><text:span text:style-name="T4">//configuration.h </text:span></text:p>
            <text:p><text:span text:style-name="T4">//enables/disables features and sets printer-specific parameters</text:span></text:p>
          </draw:text-box>
        </draw:frame>
        <draw:frame draw:style-name="gr10" draw:text-style-name="P1" xml:id="id2" draw:id="id2" draw:layer="layout" svg:width="4.2cm" svg:height="4.463cm" svg:x="1cm" svg:y="11.396cm">
          <draw:text-box>
            <text:p><text:span text:style-name="T4">//core/boards.h </text:span></text:p>
            <text:p><text:span text:style-name="T4">//defines motherboard and which of the pin layout within pins/ is used</text:span></text:p>
            <text:p text:style-name="P4"><text:span text:style-name="T4">…</text:span></text:p>
            <text:p><text:span text:style-name="T7">#define</text:span><text:span text:style-name="T8"> MB(board) (defined(BOARD_</text:span><text:span text:style-name="T7">##</text:span><text:span text:style-name="T8">board) &amp;&amp; MOTHERBOARD==BOARD_</text:span><text:span text:style-name="T7">##</text:span><text:span text:style-name="T9">board)</text:span></text:p>
          </draw:text-box>
        </draw:frame>
        <draw:connector draw:style-name="gr11" draw:text-style-name="P6" draw:layer="layout" svg:x1="6.5cm" svg:y1="10.2cm" svg:x2="3.1cm" svg:y2="11.396cm" draw:start-shape="id1" draw:start-glue-point="2" draw:end-shape="id2" draw:end-glue-point="0" svg:d="M6500 10200v598h-3400v598" svg:viewBox="0 0 3401 1197">
          <text:p/>
        </draw:connector>
        <draw:connector draw:style-name="gr11" draw:text-style-name="P6" draw:layer="layout" draw:line-skew="-1.25cm" svg:x1="6.5cm" svg:y1="10.2cm" svg:x2="17.7cm" svg:y2="13.7cm" draw:start-shape="id1" draw:start-glue-point="2" draw:end-shape="id3" draw:end-glue-point="0" svg:d="M6500 10200v500h11200v3000" svg:viewBox="0 0 11201 3501">
          <text:p/>
        </draw:connector>
        <draw:frame draw:style-name="gr12" draw:text-style-name="P1" xml:id="id4" draw:id="id4" draw:layer="layout" svg:width="4.6cm" svg:height="2.2cm" svg:x="15.4cm" svg:y="16.8cm">
          <draw:text-box>
            <text:p><text:span text:style-name="T4">//inc/conditionals_adv.h</text:span></text:p>
            <text:p><text:span text:style-name="T4">//#define s </text:span></text:p>
            <text:p><text:span text:style-name="T4">//according to <text:s/>//configuration_adv.h</text:span></text:p>
          </draw:text-box>
        </draw:frame>
        <draw:connector draw:style-name="gr11" draw:text-style-name="P6" draw:layer="layout" svg:x1="17.7cm" svg:y1="16.057cm" svg:x2="17.7cm" svg:y2="16.8cm" draw:start-shape="id3" draw:start-glue-point="2" draw:end-shape="id4" svg:d="M17700 16057v743" svg:viewBox="0 0 1 744">
          <text:p/>
        </draw:connector>
        <draw:frame draw:style-name="gr9" draw:text-style-name="P1" xml:id="id5" draw:id="id5" draw:layer="layout" svg:width="4.2cm" svg:height="1.304cm" svg:x="10.5cm" svg:y="11.296cm">
          <draw:text-box>
            <text:p><text:span text:style-name="T4">//inc/ conditionals_LCD.h </text:span></text:p>
          </draw:text-box>
        </draw:frame>
        <draw:frame draw:style-name="gr13" draw:text-style-name="P1" draw:layer="layout" svg:width="4.6cm" svg:height="1cm" svg:x="1cm" svg:y="2.2cm">
          <draw:text-box>
            <text:p><text:span text:style-name="T4">//core/macros.h</text:span></text:p>
            <text:p><text:span text:style-name="T4">// general #define s </text:span></text:p>
          </draw:text-box>
        </draw:frame>
        <draw:frame draw:style-name="gr14" draw:text-style-name="P5" xml:id="id7" draw:id="id7" draw:layer="layout" svg:width="5.2cm" svg:height="1.304cm" svg:x="8.4cm" svg:y="6.696cm">
          <draw:text-box>
            <text:p text:style-name="P4"><text:span text:style-name="T4">//HAL/HAL_AVR/Hal.h</text:span></text:p>
            <text:p><text:span text:style-name="T4">//#define s specific to </text:span></text:p>
            <text:p><text:span text:style-name="T4">//AVR microcontrollers</text:span></text:p>
          </draw:text-box>
        </draw:frame>
        <draw:connector draw:style-name="gr11" draw:text-style-name="P6" draw:layer="layout" draw:line-skew="0.252cm" svg:x1="6.5cm" svg:y1="10.2cm" svg:x2="12.6cm" svg:y2="11.296cm" draw:start-shape="id1" draw:start-glue-point="2" draw:end-shape="id5" svg:d="M6500 10200v800h6100v296" svg:viewBox="0 0 6101 1097">
          <text:p/>
        </draw:connector>
        <draw:connector draw:style-name="gr11" draw:text-style-name="P6" draw:layer="layout" draw:line-skew="0.45cm" svg:x1="6.5cm" svg:y1="10.2cm" svg:x2="7.6cm" svg:y2="11.4cm" draw:start-shape="id1" draw:start-glue-point="2" draw:end-shape="id6" svg:d="M6500 10200v1050h1100v150" svg:viewBox="0 0 1101 1201">
          <text:p/>
        </draw:connector>
        <draw:frame draw:style-name="gr15" draw:text-style-name="P5" xml:id="id9" draw:id="id9" draw:layer="layout" svg:width="4.2cm" svg:height="1.304cm" svg:x="7.2cm" svg:y="4.296cm">
          <draw:text-box>
            <text:p text:style-name="P4"><text:span text:style-name="T4">//avr/io.h</text:span></text:p>
            <text:p text:style-name="P4"><text:span text:style-name="T4">//#defines for //ports, registers</text:span></text:p>
          </draw:text-box>
        </draw:frame>
        <draw:frame draw:style-name="gr16" draw:text-style-name="P5" xml:id="id8" draw:id="id8" draw:layer="layout" svg:width="5.7cm" svg:height="1cm" svg:x="9.6cm" svg:y="2.2cm">
          <draw:text-box>
            <text:p text:style-name="P4"><text:span text:style-name="T4">//Avr-ggc compiler option</text:span></text:p>
            <text:p text:style-name="P4"><text:span text:style-name="T4">//defines microcontroller</text:span></text:p>
          </draw:text-box>
        </draw:frame>
        <draw:frame draw:style-name="gr17" draw:text-style-name="P5" xml:id="id10" draw:id="id10" draw:layer="layout" svg:width="7.4cm" svg:height="0.955cm" svg:x="12.6cm" svg:y="4.045cm">
          <draw:text-box>
            <text:p text:style-name="P4"><text:span text:style-name="T4">//HAL/HAL_AVR/fastio_AVR.h</text:span></text:p>
            <text:p text:style-name="P4"><text:span text:style-name="T4">//macros for setting interrupt bits</text:span></text:p>
          </draw:text-box>
        </draw:frame>
        <draw:connector draw:style-name="gr18" draw:text-style-name="P6" draw:layer="layout" draw:line-skew="0.852cm" svg:x1="11cm" svg:y1="6.696cm" svg:x2="12.45cm" svg:y2="3.2cm" draw:start-shape="id7" draw:start-glue-point="0" draw:end-shape="id8" draw:end-glue-point="2" svg:d="M11000 6696v-896h1450v-2600" svg:viewBox="0 0 1451 3497">
          <text:p/>
        </draw:connector>
        <draw:connector draw:style-name="gr18" draw:text-style-name="P6" draw:layer="layout" svg:x1="9.3cm" svg:y1="4.296cm" svg:x2="12.45cm" svg:y2="3.2cm" draw:start-shape="id9" draw:start-glue-point="0" draw:end-shape="id8" svg:d="M9300 4296v-548h3150v-548" svg:viewBox="0 0 3151 1097">
          <text:p/>
        </draw:connector>
        <draw:connector draw:style-name="gr18" draw:text-style-name="P6" draw:layer="layout" draw:line-skew="0.052cm" svg:x1="11cm" svg:y1="6.696cm" svg:x2="9.3cm" svg:y2="5.6cm" draw:start-shape="id7" draw:start-glue-point="0" draw:end-shape="id9" svg:d="M11000 6696v-496h-1700v-600" svg:viewBox="0 0 1701 1097">
          <text:p/>
        </draw:connector>
        <draw:connector draw:style-name="gr18" draw:text-style-name="P6" draw:layer="layout" draw:line-skew="0.227cm" svg:x1="11cm" svg:y1="6.696cm" svg:x2="16.3cm" svg:y2="5cm" draw:start-shape="id7" draw:start-glue-point="0" draw:end-shape="id10" draw:end-glue-point="2" svg:d="M11000 6696v-621h5300v-1075" svg:viewBox="0 0 5301 1697">
          <text:p/>
        </draw:connector>
        <draw:connector draw:style-name="gr18" draw:text-style-name="P6" draw:layer="layout" svg:x1="16.3cm" svg:y1="4.045cm" svg:x2="12.45cm" svg:y2="3.2cm" draw:start-shape="id10" draw:start-glue-point="0" draw:end-shape="id8" draw:end-glue-point="2" svg:d="M16300 4045v-422h-3850v-423" svg:viewBox="0 0 3851 846">
          <text:p/>
        </draw:connector>
        <draw:frame draw:style-name="gr19" draw:text-style-name="P5" xml:id="id11" draw:id="id11" draw:layer="layout" svg:width="6cm" svg:height="1.655cm" svg:x="14cm" svg:y="6.396cm">
          <draw:text-box>
            <text:p text:style-name="P4"><text:span text:style-name="T4">//HAL/HAL_AVR/fastio_....h</text:span></text:p>
            <text:p><text:span text:style-name="T4">//#define s specific to </text:span></text:p>
            <text:p><text:span text:style-name="T4">//the chosen microcontroller</text:span></text:p>
          </draw:text-box>
        </draw:frame>
        <draw:connector draw:style-name="gr18" draw:text-style-name="P6" draw:layer="layout" svg:x1="17cm" svg:y1="6.396cm" svg:x2="16.3cm" svg:y2="5cm" draw:start-shape="id11" draw:end-shape="id10" draw:end-glue-point="2" svg:d="M17000 6396v-698h-700v-698" svg:viewBox="0 0 701 1397">
          <text:p/>
        </draw:connector>
        <draw:connector draw:style-name="gr20" draw:text-style-name="P6" draw:layer="layout" svg:x1="8.8cm" svg:y1="18.956cm" svg:x2="10.5cm" svg:y2="19.003cm" draw:start-shape="id12" draw:start-glue-point="1" draw:end-shape="id13" draw:end-glue-point="3" svg:d="M8800 18956h850v47h850" svg:viewBox="0 0 1701 48">
          <text:p/>
        </draw:connector>
        <draw:connector draw:style-name="gr18" draw:text-style-name="P6" draw:layer="layout" svg:x1="4.9cm" svg:y1="16.9cm" svg:x2="3.1cm" svg:y2="15.859cm" draw:start-shape="id12" draw:start-glue-point="0" draw:end-shape="id2" draw:end-glue-point="2" svg:d="M4900 16900v-520h-1800v-521" svg:viewBox="0 0 1801 1042">
          <text:p/>
        </draw:connector>
        <draw:connector draw:style-name="gr18" draw:text-style-name="P6" draw:layer="layout" svg:x1="12.6cm" svg:y1="18cm" svg:x2="12.6cm" svg:y2="12.6cm" draw:start-shape="id13" draw:end-shape="id5" draw:end-glue-point="2" svg:d="M12600 18000v-5400" svg:viewBox="0 0 1 5401">
          <text:p/>
        </draw:connector>
        <draw:connector draw:style-name="gr18" draw:text-style-name="P6" draw:layer="layout" draw:line-skew="0.05cm" svg:x1="17.7cm" svg:y1="13.7cm" svg:x2="12.6cm" svg:y2="12.6cm" draw:start-shape="id3" draw:start-glue-point="0" draw:end-shape="id5" draw:end-glue-point="2" svg:d="M17700 13700v-500h-5100v-600" svg:viewBox="0 0 5101 1101">
          <text:p/>
        </draw:connecto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1" draw:text-style-name="P7" xml:id="id15" draw:id="id15" draw:layer="layout" svg:width="19cm" svg:height="9.026cm" svg:x="1cm" svg:y="9.642cm">
          <draw:text-box>
            <text:p><text:span text:style-name="T4">// After setup(), this runs in an indefinite loop and is interrupted by inputs (thermometers,</text:span></text:p>
            <text:p><text:span text:style-name="T4">// endstops, or G-code commands being sent to the buffer (via USB serial or from SD-card) or </text:span></text:p>
            <text:p><text:span text:style-name="T4"><text:s text:c="2"/></text:span><text:span text:style-name="T4">Because pulses have to be generated (e.g. inside stepper:stepper_ISR))</text:span></text:p>
            <text:p><text:span text:style-name="T4">Marlin:void loop() {</text:span></text:p>
            <text:p><text:span text:style-name="T4"><text:s text:c="2"/></text:span><text:span text:style-name="T4">for (;;) { //repeat indefinitely</text:span></text:p>
            <text:p><text:span text:style-name="T4"><text:s text:c="4"/></text:span><text:span text:style-name="T4">if gecode/queue:commands_in_queue &lt; BUFSIZE) { </text:span></text:p>
            <text:p><text:span text:style-name="T4"><text:s text:c="6"/></text:span><text:span text:style-name="T4">gcode/queue:get_available_commands() {</text:span></text:p>
            <text:p><text:span text:style-name="T10"><text:s text:c="8"/></text:span><text:span text:style-name="T7">if</text:span><text:span text:style-name="T9"> (</text:span><text:span text:style-name="T11">gcode/queue:</text:span><text:span text:style-name="T8">drain_injected_commands_P()) {</text:span><text:span text:style-name="T7">return</text:span><text:span text:style-name="T9">;}</text:span></text:p>
            <text:p><text:span text:style-name="T12"><text:s text:c="8"/></text:span><text:span text:style-name="T12">gcode/queue:get_serial_commands(); // reads serial and stores data in <text:s text:c="10"/></text:span></text:p>
            <text:p><text:span text:style-name="T12"><text:s text:c="43"/></text:span><text:span text:style-name="T12">// serial_line_buffer</text:span></text:p>
            <text:p><text:span text:style-name="T12"><text:s text:c="6"/></text:span><text:span text:style-name="T4">}; </text:span></text:p>
            <text:p><text:span text:style-name="T4"><text:s text:c="4"/></text:span><text:span text:style-name="T4">}</text:span></text:p>
            <text:p><text:span text:style-name="T4"><text:s text:c="4"/></text:span><text:span text:style-name="T4">gcode/queue:advance_command_queue(){</text:span></text:p>
            <text:p><text:span text:style-name="T4"><text:s text:c="6"/></text:span><text:span text:style-name="T7">if</text:span><text:span text:style-name="T8"> (!commands_in_queue) {</text:span><text:span text:style-name="T7">return</text:span><text:span text:style-name="T9">;}</text:span></text:p>
            <text:p><text:span text:style-name="T12"><text:s text:c="6"/></text:span><text:span text:style-name="T12">gcode/gcode:gcode.process_next_command() {</text:span></text:p>
            <text:p><text:span text:style-name="T12"><text:s text:c="10"/></text:span><text:span text:style-name="T12">parser:parser.parse(current_command);</text:span></text:p>
            <text:p><text:span text:style-name="T12"><text:s text:c="10"/></text:span><text:span text:style-name="T12">gcode/gcode:process_parsed_command(); // calls methods from the GcodeSuite namespace</text:span></text:p>
            <text:p><text:span text:style-name="T12"><text:s text:c="48"/></text:span><text:span text:style-name="T12">// for motion control, see</text:span><text:span text:style-name="T13"> page 5-8</text:span></text:p>
            <text:p><text:span text:style-name="T4"><text:s text:c="4"/></text:span><text:span text:style-name="T4">}</text:span></text:p>
            <text:p><text:span text:style-name="T4"><text:s text:c="4"/></text:span><text:span text:style-name="T4">endstops:endstops.event_handler();</text:span></text:p>
            <text:p><text:span text:style-name="T4"><text:s text:c="4"/></text:span><text:span text:style-name="T4">Idle(); // wait for input until timeout is reached. Calls core/parser.parser to react on </text:span></text:p>
            <text:p><text:span text:style-name="T4"><text:s text:c="12"/></text:span><text:span text:style-name="T4">// inputs. The parser calls the appropriate class or method: </text:span></text:p>
            <text:p><text:span text:style-name="T4"><text:s text:c="2"/></text:span><text:span text:style-name="T4">}</text:span></text:p>
            <text:p><text:span text:style-name="T4">}</text:span></text:p>
            <text:p><text:span text:style-name="T4"/></text:p>
          </draw:text-box>
        </draw:frame>
        <draw:frame draw:style-name="gr22" draw:text-style-name="P1" xml:id="id14" draw:id="id14" draw:layer="layout" svg:width="19cm" svg:height="7.623cm" svg:x="1cm" svg:y="1.1cm">
          <draw:text-box>
            <text:p><text:span text:style-name="T4">//This is running once upon printer (re)start:</text:span></text:p>
            <text:p><text:span text:style-name="T4">Marlin:void setup() { // from Arduino.h, calls main(). Here the program starts.</text:span></text:p>
            <text:p><text:span text:style-name="T4"><text:s text:c="2"/></text:span><text:span text:style-name="T4">//printer startup routine</text:span></text:p>
            <text:p><text:span text:style-name="T4"><text:s text:c="2"/></text:span><text:span text:style-name="T4">pins:setup_killpin(); // from pins.h</text:span></text:p>
            <text:p><text:span text:style-name="T4"><text:s text:c="2"/></text:span><text:span text:style-name="T4">setup_printerhold();</text:span></text:p>
            <text:p><text:span text:style-name="T4"><text:s text:c="2"/></text:span><text:span text:style-name="T4">settings.load(); // load data from EEPROM if they exist</text:span></text:p>
            <text:p><text:span text:style-name="T4"><text:s text:c="2"/></text:span><text:span text:style-name="T4">planner:ZERO(current_position); // set current position to 0</text:span></text:p>
            <text:p><text:span text:style-name="T4"><text:s text:c="2"/></text:span><text:span text:style-name="T4">motion:sync_plan_position(); // from panner. Init planner/stepper equivalent for <text:s/></text:span></text:p>
            <text:p><text:span text:style-name="T4"><text:s text:c="31"/></text:span><text:span text:style-name="T4">// motion:current_position</text:span></text:p>
            <text:p><text:span text:style-name="T4"><text:s text:c="2"/></text:span><text:span text:style-name="T4">temperature:ThermalManager.init();</text:span></text:p>
            <text:p><text:span text:style-name="T4"><text:s text:c="2"/></text:span><text:span text:style-name="T4">print_job_timer_init();</text:span></text:p>
            <text:p><text:span text:style-name="T4"><text:s text:c="2"/></text:span><text:span text:style-name="T4">stepper:stepper_init();</text:span></text:p>
            <text:p><text:span text:style-name="T4"><text:s text:c="2"/></text:span><text:span text:style-name="T4">servo:servo_init();</text:span></text:p>
            <text:p><text:span text:style-name="T4"><text:s text:c="2"/></text:span><text:span text:style-name="T4">servo_probe_init(); // from probe</text:span></text:p>
            <text:p><text:span text:style-name="T4"><text:s text:c="2"/></text:span><text:span text:style-name="T4">endstops:endstops.enable_z_probe(false);</text:span></text:p>
            <text:p><text:span text:style-name="T4"><text:s text:c="2"/></text:span><text:span text:style-name="T4">stepper_indirection:enable_stepper_Drivers();</text:span></text:p>
            <text:p><text:span text:style-name="T4"><text:s text:c="2"/></text:span><text:span text:style-name="T4">SET_INPUT_PULLUP(HOME_PIN);</text:span></text:p>
            <text:p><text:span text:style-name="T4"><text:s text:c="2"/></text:span><text:span text:style-name="T4">lcd:lcd_init();</text:span></text:p>
            <text:p><text:span text:style-name="T4"><text:s text:c="2"/></text:span><text:span text:style-name="T4">lcd:lcd_reset_status();</text:span></text:p>
            <text:p><text:span text:style-name="T4">}</text:span></text:p>
            <text:p><text:span text:style-name="T4"/></text:p>
          </draw:text-box>
        </draw:frame>
        <draw:connector draw:style-name="gr18" draw:text-style-name="P6" draw:layer="layout" svg:x1="10.5cm" svg:y1="8.723cm" svg:x2="10.5cm" svg:y2="9.642cm" draw:start-shape="id14" draw:start-glue-point="2" draw:end-shape="id15" svg:d="M10500 8723v919" svg:viewBox="0 0 1 920">
          <text:p/>
        </draw:connector>
        <draw:line draw:style-name="gr23" draw:text-style-name="P6" draw:layer="layout" svg:x1="2.6cm" svg:y1="12.8cm" svg:x2="0.8cm" svg:y2="12.8cm">
          <text:p/>
        </draw:line>
        <draw:line draw:style-name="gr23" draw:text-style-name="P6" draw:layer="layout" svg:x1="0.8cm" svg:y1="12.8cm" svg:x2="0.8cm" svg:y2="22.5cm">
          <text:p/>
        </draw:line>
        <draw:line draw:style-name="gr23" draw:text-style-name="P6" draw:layer="layout" svg:x1="0.8cm" svg:y1="22.5cm" svg:x2="10.2cm" svg:y2="22.5cm">
          <text:p/>
        </draw:line>
        <draw:frame draw:style-name="gr24" draw:text-style-name="P7" draw:layer="layout" svg:width="5.4cm" svg:height="0.953cm" svg:x="10.2cm" svg:y="22.1cm">
          <draw:text-box>
            <text:p><text:span text:style-name="T4">Inputs (see </text:span><text:span text:style-name="T14">page 4</text:span><text:span text:style-name="T4">)</text:span></text:p>
            <text:p><text:span text:style-name="T4"/></text:p>
          </draw:text-box>
        </draw:frame>
        <draw:line draw:style-name="gr23" draw:text-style-name="P6" draw:layer="layout" svg:x1="1.9cm" svg:y1="16.6cm" svg:x2="1.2cm" svg:y2="16.6cm">
          <text:p/>
        </draw:line>
        <draw:line draw:style-name="gr23" draw:text-style-name="P6" draw:layer="layout" svg:x1="1.2cm" svg:y1="16.6cm" svg:x2="1.2cm" svg:y2="20.4cm">
          <text:p/>
        </draw:line>
        <draw:line draw:style-name="gr23" draw:text-style-name="P6" draw:layer="layout" svg:x1="1.2cm" svg:y1="20.4cm" svg:x2="10.2cm" svg:y2="20.4cm">
          <text:p/>
        </draw:line>
        <draw:frame draw:style-name="gr25" draw:text-style-name="P7" draw:layer="layout" svg:width="5.4cm" svg:height="1.304cm" svg:x="10.2cm" svg:y="19.8cm">
          <draw:text-box>
            <text:p><text:span text:style-name="T4">Interrupts (e.g. endstop triggered, see </text:span><text:span text:style-name="T14">page 4</text:span><text:span text:style-name="T4">)</text:span></text:p>
            <text:p><text:span text:style-name="T4"/></text:p>
          </draw:text-box>
        </draw:frame>
        <draw:frame draw:style-name="gr2" draw:text-style-name="P2" draw:layer="layout" svg:width="4.295cm" svg:height="0.746cm" svg:x="18.306cm" svg:y="28.813cm">
          <draw:text-box>
            <text:p><text:span text:style-name="T6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6" draw:text-style-name="P5" draw:layer="layout" svg:width="19.002cm" svg:height="13.238cm" svg:x="1cm" svg:y="1.124cm">
          <draw:text-box>
            <text:p text:style-name="P4"><text:span text:style-name="T5">// triggered endstops interrupt the current move </text:span><text:span text:style-name="T4">if enabled </text:span></text:p>
            <text:p><text:span text:style-name="T5">// HAL/HAL_AVR/endstop_interrups.h: endstop_ISR calls endstops:endstops.update()</text:span><text:span text:style-name="T4"> if an endstop </text:span></text:p>
            <text:p><text:span text:style-name="T4">// was triggered</text:span></text:p>
            <text:p><text:span text:style-name="T4"/></text:p>
            <text:p><text:span text:style-name="T4">// module/endstops: </text:span></text:p>
            <text:p><text:span text:style-name="T4">enum EndstopEnum // enum containing all possible endstops</text:span></text:p>
            <text:p><text:span text:style-name="T4">class endstops() {</text:span></text:p>
            <text:p text:style-name="P8"><text:span text:style-name="T15"><text:s text:c="2"/></text:span><text:span text:style-name="T7">typedef</text:span><text:span text:style-name="T9"> uint8_t </text:span><text:span text:style-name="T16">esbits_t</text:span><text:span text:style-name="T9">; </text:span></text:p>
            <text:p text:style-name="P8"><text:span text:style-name="T9"/></text:p>
            <text:p text:style-name="P8"><text:span text:style-name="T9"><text:s text:c="2"/></text:span><text:span text:style-name="T7">private</text:span><text:span text:style-name="T9">:</text:span></text:p>
            <text:p text:style-name="P8"><text:span text:style-name="T9"><text:s text:c="2"/></text:span><text:span text:style-name="T7">static</text:span><text:span text:style-name="T9"> </text:span><text:span text:style-name="T7">bool</text:span><text:span text:style-name="T9"> </text:span><text:span text:style-name="T17">enabled</text:span><text:span text:style-name="T9">, </text:span><text:span text:style-name="T17">enabled_globally</text:span><text:span text:style-name="T9">;</text:span></text:p>
            <text:p text:style-name="P8"><text:span text:style-name="T9"><text:s text:c="2"/></text:span><text:span text:style-name="T7">static</text:span><text:span text:style-name="T9"> </text:span><text:span text:style-name="T16">esbits_t</text:span><text:span text:style-name="T9"> </text:span><text:span text:style-name="T17">live_state</text:span><text:span text:style-name="T9">;</text:span></text:p>
            <text:p text:style-name="P8"><text:span text:style-name="T9"><text:s text:c="2"/></text:span><text:span text:style-name="T7">static</text:span><text:span text:style-name="T9"> </text:span><text:span text:style-name="T7">volatile</text:span><text:span text:style-name="T9"> uint8_t </text:span><text:span text:style-name="T17">hit_state</text:span><text:span text:style-name="T9">; </text:span><text:span text:style-name="T18">// Use X_MIN, Y_MIN, Z_MIN and Z_MIN_PROBE as BIT index</text:span></text:p>
            <text:p text:style-name="P4"><text:span text:style-name="T4"/></text:p>
            <text:p text:style-name="P8"><text:span text:style-name="T19"><text:s text:c="2"/></text:span><text:span text:style-name="T19">Public:</text:span></text:p>
            <text:p text:style-name="P8"><text:span text:style-name="T19"><text:s text:c="2"/></text:span><text:span text:style-name="T19">void</text:span><text:span text:style-name="T20"> Endstops::</text:span><text:span text:style-name="T21">poll</text:span><text:span text:style-name="T20">() {</text:span></text:p>
            <text:p text:style-name="P8"><text:span text:style-name="T20"><text:s text:c="4"/></text:span><text:span text:style-name="T19">#if</text:span><text:span text:style-name="T20"> DISABLED(ENDSTOP_INTERRUPTS_FEATURE)</text:span></text:p>
            <text:p text:style-name="P8"><text:span text:style-name="T22"><text:s text:c="6"/></text:span><text:span text:style-name="T22">update();</text:span></text:p>
            <text:p text:style-name="P8"><text:span text:style-name="T9"><text:s text:c="4"/></text:span><text:span text:style-name="T19">#endif</text:span></text:p>
            <text:p text:style-name="P4"><text:span text:style-name="T4"><text:s text:c="2"/></text:span><text:span text:style-name="T4">}</text:span></text:p>
            <text:p text:style-name="P4"><text:span text:style-name="T4"/></text:p>
            <text:p text:style-name="P4"><text:span text:style-name="T4"><text:s text:c="2"/></text:span><text:span text:style-name="T4">void Endstops::update() {</text:span></text:p>
            <text:p text:style-name="P4"><text:span text:style-name="T4"><text:s text:c="4"/></text:span><text:span text:style-name="T4">// initial pin state checks are omitted here for clarity. Finally:</text:span></text:p>
            <text:p text:style-name="P8"><text:span text:style-name="T20"><text:s text:c="4"/></text:span><text:span text:style-name="T23">// Record </text:span><text:span text:style-name="T24">endstop</text:span><text:span text:style-name="T23"> was hit</text:span></text:p>
            <text:p text:style-name="P8"><text:span text:style-name="T20"><text:s text:c="4"/></text:span><text:span text:style-name="T19">#define</text:span><text:span text:style-name="T20"> _ENDSTOP_HIT(AXIS, MINMAX) SBI(hit_state, _ENDSTOP(AXIS, MINMAX))</text:span></text:p>
            <text:p text:style-name="P8"><text:span text:style-name="T25"/></text:p>
            <text:p text:style-name="P8"><text:span text:style-name="T20"><text:s text:c="4"/></text:span><text:span text:style-name="T23">// Call the </text:span><text:span text:style-name="T24">endstop</text:span><text:span text:style-name="T23"> triggered routine for single </text:span><text:span text:style-name="T24">endstops</text:span></text:p>
            <text:p text:style-name="P8"><text:span text:style-name="T20"><text:s text:c="4"/></text:span><text:span text:style-name="T19">#define</text:span><text:span text:style-name="T20"> PROCESS_ENDSTOP(AXIS,MINMAX) </text:span><text:span text:style-name="T19">do</text:span><text:span text:style-name="T20"> { \</text:span></text:p>
            <text:p text:style-name="P8"><text:span text:style-name="T20"><text:s text:c="6"/></text:span><text:span text:style-name="T19">if</text:span><text:span text:style-name="T20"> (TEST_ENDSTOP(_ENDSTOP(AXIS, MINMAX))) { \</text:span></text:p>
            <text:p text:style-name="P8"><text:span text:style-name="T22"><text:s text:c="8"/></text:span><text:span text:style-name="T22">_ENDSTOP_HIT(AXIS, MINMAX); \</text:span></text:p>
            <text:p text:style-name="P8"><text:span text:style-name="T22"><text:s text:c="8"/></text:span><text:span text:style-name="T22">planner.endstop_triggered(_AXIS(AXIS)); \</text:span></text:p>
            <text:p text:style-name="P8"><text:span text:style-name="T22"><text:s text:c="6"/></text:span><text:span text:style-name="T22">} \</text:span></text:p>
            <text:p><text:span text:style-name="T8"><text:s text:c="4"/></text:span><text:span text:style-name="T8">}</text:span><text:span text:style-name="T7">while</text:span><text:span text:style-name="T9">(0)</text:span><text:span text:style-name="T4"> </text:span></text:p>
            <text:p><text:span text:style-name="T4"><text:s text:c="2"/></text:span><text:span text:style-name="T4">}</text:span></text:p>
            <text:p><text:span text:style-name="T4">};</text:span></text:p>
            <text:p><text:span text:style-name="T4"/></text:p>
            <text:p><text:span text:style-name="T4">extern Endstops endstops; </text:span></text:p>
          </draw:text-box>
        </draw:frame>
        <draw:frame draw:style-name="gr27" draw:text-style-name="P1" draw:layer="layout" svg:width="19.039cm" svg:height="13.941cm" svg:x="0.961cm" svg:y="14.759cm">
          <draw:text-box>
            <text:p><text:span text:style-name="T5">//inputs</text:span></text:p>
            <text:p><text:span text:style-name="T5">//The following inputs can be sent to the buffer via USB serial or from SD-card:</text:span></text:p>
            <text:p><text:span text:style-name="T5">//G28 </text:span></text:p>
            <text:p><text:span text:style-name="T5">gcode/calibrate/G28.cpp:void GcodeSuite::G28(const bool <text:s/>always_home_all) {</text:span></text:p>
            <text:p><text:span text:style-name="T5"><text:s text:c="2"/></text:span><text:span text:style-name="T5">planner:planner.synchronize();</text:span></text:p>
            <text:p><text:span text:style-name="T5"><text:s text:c="2"/></text:span><text:span text:style-name="T5">motion:setup_for_endstop_or_probe_move()</text:span></text:p>
            <text:p><text:span text:style-name="T5"><text:s text:c="2"/></text:span><text:span text:style-name="T5">endstops:endstops.enable(true); </text:span></text:p>
            <text:p><text:span text:style-name="T5"><text:s text:c="2"/></text:span><text:span text:style-name="T5">motion:set_destination_from_current();</text:span></text:p>
            <text:p><text:span text:style-name="T5"><text:s text:c="2"/></text:span><text:span text:style-name="T5">const float z_homing_hight = (</text:span></text:p>
            <text:p><text:span text:style-name="T5"><text:s text:c="4"/></text:span><text:span text:style-name="T5">(gcode/parser:parser.seenval(‘R’ ? gcode/parser:parser.value_linear_units() : </text:span></text:p>
            <text:p><text:span text:style-name="T5"><text:s text:c="9"/></text:span><text:span text:style-name="T5">Z_HOMING_HIGHT)</text:span></text:p>
            <text:p><text:span text:style-name="T5"><text:s text:c="2"/></text:span><text:span text:style-name="T5">);</text:span></text:p>
            <text:p><text:span text:style-name="T5"><text:s text:c="2"/></text:span><text:span text:style-name="T5">if (z_homing_hight &amp;&amp; home_all || homeX || ...) {</text:span></text:p>
            <text:p><text:span text:style-name="T5"><text:s text:c="4"/></text:span><text:span text:style-name="T5">motion:destination[Z_AXIS] = z_homing_hight; // Z_AXIS is of type core/enum:AxisEnum</text:span></text:p>
            <text:p><text:span text:style-name="T5"><text:s text:c="4"/></text:span><text:span text:style-name="T5">if (motion:destination[Z_AXIS] &gt; motion:current_position[Z_AXIS]) {</text:span></text:p>
            <text:p><text:span text:style-name="T5"><text:s text:c="6"/></text:span><text:span text:style-name="T5">motion:do_blocking_move_to_z(motion:destination[Z_AXIS]);</text:span></text:p>
            <text:p><text:span text:style-name="T5"><text:s text:c="6"/></text:span><text:span text:style-name="T5">}</text:span></text:p>
            <text:p><text:span text:style-name="T5"><text:s text:c="4"/></text:span><text:span text:style-name="T5">}</text:span></text:p>
            <text:p><text:span text:style-name="T5"><text:s text:c="2"/></text:span><text:span text:style-name="T5">if (home_all || homeX) {</text:span></text:p>
            <text:p><text:span text:style-name="T5"><text:s text:c="4"/></text:span><text:span text:style-name="T5">motion:homeaxis[X_AXIS]; // X_AXIS is of type core/enum:AxisEnum</text:span></text:p>
            <text:p><text:span text:style-name="T5"><text:s text:c="2"/></text:span><text:span text:style-name="T5">}</text:span></text:p>
            <text:p><text:span text:style-name="T5"><text:s text:c="2"/></text:span><text:span text:style-name="T5">if (home_all || homeY) {</text:span></text:p>
            <text:p><text:span text:style-name="T5"><text:s text:c="4"/></text:span><text:span text:style-name="T5">motion:homeaxis[Y_AXIS]; // X_AXIS is of type core/enum:AxisEnum</text:span></text:p>
            <text:p><text:span text:style-name="T5"><text:s text:c="2"/></text:span><text:span text:style-name="T5">}</text:span></text:p>
            <text:p><text:span text:style-name="T5"><text:s text:c="2"/></text:span><text:span text:style-name="T5">if (home_all || homeZ) {...}</text:span></text:p>
            <text:p><text:span text:style-name="T5"><text:s text:c="2"/></text:span><text:span text:style-name="T5">motion:sync_plan_position(); //sync with planner equivalent of current_position</text:span></text:p>
            <text:p><text:span text:style-name="T5"><text:s text:c="2"/></text:span><text:span text:style-name="T5">endstops:endstops.not_homing();</text:span></text:p>
            <text:p><text:span text:style-name="T5"><text:s text:c="2"/></text:span><text:span text:style-name="T5">motion:clean_up_after_endstop_or_probe_move();</text:span></text:p>
            <text:p><text:span text:style-name="T5"><text:s text:c="2"/></text:span><text:span text:style-name="T5">lcd:lcd_refresh();</text:span></text:p>
            <text:p><text:span text:style-name="T5"><text:s text:c="2"/></text:span><text:span text:style-name="T5">lcd:report_current_position()</text:span></text:p>
            <text:p><text:span text:style-name="T5">}</text:span></text:p>
            <text:p><text:span text:style-name="T5"/></text:p>
            <text:p><text:span text:style-name="T5">//G0 or G1</text:span></text:p>
            <text:p><text:span text:style-name="T5">gcode/motion/G0_G1.cpp: extern float destination[XYZE]</text:span></text:p>
            <text:p><text:span text:style-name="T5">gcode/motion/G0_G1.cpp:void GcodeSuite::G0_G1() {</text:span></text:p>
            <text:p><text:span text:style-name="T5"><text:s text:c="2"/></text:span><text:span text:style-name="T5">if (is_running()) {</text:span></text:p>
            <text:p><text:span text:style-name="T5"><text:s text:c="2"/></text:span><text:span text:style-name="T5">motion:get_destination_from_command();</text:span></text:p>
            <text:p><text:span text:style-name="T5"><text:s text:c="2"/></text:span><text:span text:style-name="T5">motion:prepare_move_to_destination();</text:span></text:p>
            <text:p><text:span text:style-name="T5">}</text:span></text:p>
          </draw:text-box>
        </draw:frame>
        <draw:frame draw:style-name="gr2" draw:text-style-name="P2" draw:layer="layout" svg:width="4.295cm" svg:height="0.746cm" svg:x="18.306cm" svg:y="28.813cm">
          <draw:text-box>
            <text:p><text:span text:style-name="T6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8" draw:text-style-name="P5" draw:layer="layout" svg:width="21.532cm" svg:height="26.927cm" svg:x="1cm" svg:y="2.173cm">
          <draw:text-box>
            <text:p text:style-name="P4"><text:span text:style-name="T4">//module/motion: </text:span></text:p>
            <text:p text:style-name="P4"><text:span text:style-name="T4">// some variables omitted here for clarity</text:span></text:p>
            <text:p text:style-name="P4"><text:span text:style-name="T7">constexpr</text:span><text:span text:style-name="T8"> </text:span><text:span text:style-name="T7">float</text:span><text:span text:style-name="T9"> soft_endstop_min[XYZE] = { X_MIN_BED, Y_MIN_BED, Z_MIN_POS, E_MIN_POS },</text:span></text:p>
            <text:p text:style-name="P8"><text:span text:style-name="T22"><text:s text:c="18"/></text:span><text:span text:style-name="T22">soft_endstop_max[XYZE] = { X_MAX_BED, Y_MAX_BED, Z_MAX_POS, E_MAX_POS };</text:span></text:p>
            <text:p><text:span text:style-name="T4"/></text:p>
            <text:p><text:span text:style-name="T7">void</text:span><text:span text:style-name="T8"> </text:span><text:span text:style-name="T15">report_current_position</text:span><text:span text:style-name="T9">();</text:span></text:p>
            <text:p text:style-name="P8"><text:span text:style-name="T26"/></text:p>
            <text:p text:style-name="P8"><text:span text:style-name="T19">inline</text:span><text:span text:style-name="T20"> </text:span><text:span text:style-name="T19">void</text:span><text:span text:style-name="T20"> </text:span><text:span text:style-name="T21">set_current_from_destination</text:span><text:span text:style-name="T20">() { COPY(current_position, destination); }</text:span></text:p>
            <text:p text:style-name="P8"><text:span text:style-name="T19">inline</text:span><text:span text:style-name="T20"> </text:span><text:span text:style-name="T19">void</text:span><text:span text:style-name="T20"> </text:span><text:span text:style-name="T21">set_destination_from_current</text:span><text:span text:style-name="T20">() { COPY(destination, current_position); }</text:span></text:p>
            <text:p text:style-name="P8"><text:span text:style-name="T19"/></text:p>
            <text:p text:style-name="P8"><text:span text:style-name="T19">void</text:span><text:span text:style-name="T20"> </text:span><text:span text:style-name="T21">get_cartesian_from_steppers</text:span><text:span text:style-name="T20">();</text:span></text:p>
            <text:p text:style-name="P8"><text:span text:style-name="T19">void</text:span><text:span text:style-name="T20"> </text:span><text:span text:style-name="T21">set_current_from_steppers_for_axis</text:span><text:span text:style-name="T20">(</text:span><text:span text:style-name="T19">const</text:span><text:span text:style-name="T20"> AxisEnum axis);</text:span></text:p>
            <text:p text:style-name="P8"><text:span text:style-name="T26"/></text:p>
            <text:p text:style-name="P8"><text:span text:style-name="T23">/**</text:span></text:p>
            <text:p text:style-name="P8"><text:span text:style-name="T23"><text:s/></text:span><text:span text:style-name="T23">* sync_plan_position</text:span></text:p>
            <text:p text:style-name="P8"><text:span text:style-name="T23"><text:s/></text:span><text:span text:style-name="T23">*</text:span></text:p>
            <text:p text:style-name="P8"><text:span text:style-name="T23"><text:s/></text:span><text:span text:style-name="T23">* Set the planner/stepper positions directly from current_position with</text:span></text:p>
            <text:p text:style-name="P8"><text:span text:style-name="T23"><text:s/></text:span><text:span text:style-name="T23">* no </text:span><text:span text:style-name="T24">kinematic</text:span><text:span text:style-name="T23"> translation. Used for homing axes and </text:span><text:span text:style-name="T24">cartesian</text:span><text:span text:style-name="T23">/core </text:span><text:span text:style-name="T24">syncing</text:span><text:span text:style-name="T23">.</text:span></text:p>
            <text:p text:style-name="P8"><text:span text:style-name="T23"><text:s/></text:span><text:span text:style-name="T23">*/</text:span></text:p>
            <text:p text:style-name="P8"><text:span text:style-name="T19">void</text:span><text:span text:style-name="T20"> </text:span><text:span text:style-name="T21">sync_plan_position</text:span><text:span text:style-name="T20">();</text:span></text:p>
            <text:p text:style-name="P8"><text:span text:style-name="T19">void</text:span><text:span text:style-name="T20"> </text:span><text:span text:style-name="T21">sync_plan_position_e</text:span><text:span text:style-name="T20">();</text:span></text:p>
            <text:p text:style-name="P8"><text:span text:style-name="T20"/></text:p>
            <text:p text:style-name="P8"><text:span text:style-name="T9">/**</text:span></text:p>
            <text:p text:style-name="P8"><text:span text:style-name="T20"><text:s/></text:span><text:span text:style-name="T20">* Move the planner to the current position from wherever it last moved</text:span></text:p>
            <text:p text:style-name="P8"><text:span text:style-name="T20"><text:s/></text:span><text:span text:style-name="T20">* (or from wherever it has been told it is located).</text:span></text:p>
            <text:p text:style-name="P8"><text:span text:style-name="T20"><text:s/></text:span><text:span text:style-name="T20">*/</text:span></text:p>
            <text:p text:style-name="P8"><text:span text:style-name="T19">void</text:span><text:span text:style-name="T20"> </text:span><text:span text:style-name="T21">line_to_current_position</text:span><text:span text:style-name="T20">();</text:span></text:p>
            <text:p text:style-name="P8"><text:span text:style-name="T20"/></text:p>
            <text:p text:style-name="P8"><text:span text:style-name="T20">/**</text:span></text:p>
            <text:p text:style-name="P8"><text:span text:style-name="T20"><text:s/></text:span><text:span text:style-name="T20">* Move the planner to the position stored in the destination array, which is</text:span></text:p>
            <text:p text:style-name="P8"><text:span text:style-name="T20"><text:s/></text:span><text:span text:style-name="T20">* used by G0/G1/G2/G3/G5 and many other functions to set a destination.</text:span></text:p>
            <text:p text:style-name="P8"><text:span text:style-name="T20"><text:s/></text:span><text:span text:style-name="T20">*/</text:span></text:p>
            <text:p text:style-name="P8"><text:span text:style-name="T19">void</text:span><text:span text:style-name="T20"> </text:span><text:span text:style-name="T21">buffer_line_to_destination</text:span><text:span text:style-name="T20">(</text:span><text:span text:style-name="T19">const</text:span><text:span text:style-name="T20"> </text:span><text:span text:style-name="T19">float</text:span><text:span text:style-name="T20"> fr_mm_s);</text:span></text:p>
            <text:p text:style-name="P8"><text:span text:style-name="T20"/></text:p>
            <text:p text:style-name="P8"><text:span text:style-name="T7">void</text:span><text:span text:style-name="T8"> </text:span><text:span text:style-name="T15">prepare_move_to_destination</text:span><text:span text:style-name="T9">();</text:span></text:p>
            <text:p text:style-name="P8"><text:span text:style-name="T20"/></text:p>
            <text:p text:style-name="P8"><text:span text:style-name="T20">/**</text:span></text:p>
            <text:p text:style-name="P8"><text:span text:style-name="T20"><text:s/></text:span><text:span text:style-name="T20">* Blocking movement and shorthand functions</text:span></text:p>
            <text:p text:style-name="P8"><text:span text:style-name="T20"><text:s/></text:span><text:span text:style-name="T20">*/</text:span></text:p>
            <text:p text:style-name="P8"><text:span text:style-name="T19">void</text:span><text:span text:style-name="T20"> </text:span><text:span text:style-name="T21">do_blocking_move_to</text:span><text:span text:style-name="T20">(</text:span><text:span text:style-name="T19">const</text:span><text:span text:style-name="T20"> </text:span><text:span text:style-name="T19">float</text:span><text:span text:style-name="T20"> rx, </text:span><text:span text:style-name="T19">const</text:span><text:span text:style-name="T20"> </text:span><text:span text:style-name="T19">float</text:span><text:span text:style-name="T20"> ry, </text:span><text:span text:style-name="T19">const</text:span><text:span text:style-name="T20"> </text:span><text:span text:style-name="T19">float</text:span><text:span text:style-name="T20"> rz, </text:span><text:span text:style-name="T19">const</text:span><text:span text:style-name="T20"> </text:span><text:span text:style-name="T19">float</text:span><text:span text:style-name="T20"> &amp;fr_mm_s=0);</text:span></text:p>
            <text:p text:style-name="P8"><text:span text:style-name="T19">void</text:span><text:span text:style-name="T20"> </text:span><text:span text:style-name="T21">do_blocking_move_to_x</text:span><text:span text:style-name="T20">(</text:span><text:span text:style-name="T19">const</text:span><text:span text:style-name="T20"> </text:span><text:span text:style-name="T19">float</text:span><text:span text:style-name="T20"> &amp;rx, </text:span><text:span text:style-name="T19">const</text:span><text:span text:style-name="T20"> </text:span><text:span text:style-name="T19">float</text:span><text:span text:style-name="T20"> &amp;fr_mm_s=0);</text:span></text:p>
            <text:p text:style-name="P8"><text:span text:style-name="T19">void</text:span><text:span text:style-name="T20"> </text:span><text:span text:style-name="T21">do_blocking_move_to_z</text:span><text:span text:style-name="T20">(</text:span><text:span text:style-name="T19">const</text:span><text:span text:style-name="T20"> </text:span><text:span text:style-name="T19">float</text:span><text:span text:style-name="T20"> &amp;rz, </text:span><text:span text:style-name="T19">const</text:span><text:span text:style-name="T20"> </text:span><text:span text:style-name="T19">float</text:span><text:span text:style-name="T20"> &amp;fr_mm_s=0);</text:span></text:p>
            <text:p text:style-name="P8"><text:span text:style-name="T19">void</text:span><text:span text:style-name="T20"> </text:span><text:span text:style-name="T21">do_blocking_move_to_xy</text:span><text:span text:style-name="T20">(</text:span><text:span text:style-name="T19">const</text:span><text:span text:style-name="T20"> </text:span><text:span text:style-name="T19">float</text:span><text:span text:style-name="T20"> &amp;rx, </text:span><text:span text:style-name="T19">const</text:span><text:span text:style-name="T20"> </text:span><text:span text:style-name="T19">float</text:span><text:span text:style-name="T20"> &amp;ry, </text:span><text:span text:style-name="T19">const</text:span><text:span text:style-name="T20"> </text:span><text:span text:style-name="T19">float</text:span><text:span text:style-name="T20"> &amp;fr_mm_s=0);</text:span></text:p>
            <text:p text:style-name="P8"><text:span text:style-name="T20"><text:s text:c="2"/></text:span></text:p>
            <text:p text:style-name="P8"><text:span text:style-name="T7">void</text:span><text:span text:style-name="T8"> </text:span><text:span text:style-name="T15">setup_for_endstop_or_probe_move</text:span><text:span text:style-name="T9">();</text:span></text:p>
            <text:p text:style-name="P8"><text:span text:style-name="T19">void</text:span><text:span text:style-name="T20"> </text:span><text:span text:style-name="T21">clean_up_after_endstop_or_probe_move</text:span><text:span text:style-name="T20">();</text:span></text:p>
            <text:p text:style-name="P8"><text:span text:style-name="T19"/></text:p>
            <text:p text:style-name="P8"><text:span text:style-name="T19">void</text:span><text:span text:style-name="T20"> </text:span><text:span text:style-name="T21">bracket_probe_move</text:span><text:span text:style-name="T20">(</text:span><text:span text:style-name="T19">const</text:span><text:span text:style-name="T20"> </text:span><text:span text:style-name="T19">bool</text:span><text:span text:style-name="T20"> before);</text:span></text:p>
            <text:p text:style-name="P8"><text:span text:style-name="T19">void</text:span><text:span text:style-name="T20"> </text:span><text:span text:style-name="T21">setup_for_endstop_or_probe_move</text:span><text:span text:style-name="T20">();</text:span></text:p>
            <text:p text:style-name="P8"><text:span text:style-name="T19">void</text:span><text:span text:style-name="T20"> </text:span><text:span text:style-name="T21">clean_up_after_endstop_or_probe_move</text:span><text:span text:style-name="T20">();</text:span></text:p>
            <text:p text:style-name="P8"><text:span text:style-name="T20"/></text:p>
            <text:p text:style-name="P8"><text:span text:style-name="T18">// homing</text:span></text:p>
            <text:p text:style-name="P8"><text:span text:style-name="T7">void</text:span><text:span text:style-name="T8"> </text:span><text:span text:style-name="T15">set_axis_is_at_home</text:span><text:span text:style-name="T8">(</text:span><text:span text:style-name="T7">const</text:span><text:span text:style-name="T9"> AxisEnum axis);</text:span></text:p>
            <text:p text:style-name="P8"><text:span text:style-name="T19">void</text:span><text:span text:style-name="T20"> </text:span><text:span text:style-name="T21">set_axis_is_not_at_home</text:span><text:span text:style-name="T20">(</text:span><text:span text:style-name="T19">const</text:span><text:span text:style-name="T20"> AxisEnum axis);</text:span></text:p>
            <text:p text:style-name="P8"><text:span text:style-name="T19">void</text:span><text:span text:style-name="T20"> </text:span><text:span text:style-name="T21">homeaxis</text:span><text:span text:style-name="T20">(</text:span><text:span text:style-name="T19">const</text:span><text:span text:style-name="T20"> AxisEnum axis) {</text:span></text:p>
            <text:p text:style-name="P8"><text:span text:style-name="T20"><text:s text:c="2"/></text:span><text:span text:style-name="T19">#define</text:span><text:span text:style-name="T20"> CAN_HOME(A) \</text:span></text:p>
            <text:p text:style-name="P8"><text:span text:style-name="T20"><text:s text:c="4"/></text:span><text:span text:style-name="T20">(axis == _AXIS(A) &amp;&amp; ((A</text:span><text:span text:style-name="T19">##</text:span><text:span text:style-name="T20">_MIN_PIN &gt; -1 &amp;&amp; A</text:span><text:span text:style-name="T19">##</text:span><text:span text:style-name="T20">_HOME_DIR &lt; 0) || (A</text:span><text:span text:style-name="T19">##</text:span><text:span text:style-name="T20">_MAX_PIN &gt; -1 &amp;&amp; A</text:span><text:span text:style-name="T19">##</text:span><text:span text:style-name="T20">_HOME_DIR &gt; 0)))</text:span></text:p>
            <text:p text:style-name="P8"><text:span text:style-name="T20"><text:s text:c="2"/></text:span><text:span text:style-name="T19">if</text:span><text:span text:style-name="T20"> (!CAN_HOME(X) &amp;&amp; !CAN_HOME(Y) &amp;&amp; !CAN_HOME(Z) &amp;&amp; !CAN_HOME(E)) </text:span><text:span text:style-name="T19">return</text:span><text:span text:style-name="T20">;</text:span></text:p>
            <text:p text:style-name="P8"><text:span text:style-name="T8"><text:s text:c="2"/></text:span><text:span text:style-name="T7">const</text:span><text:span text:style-name="T8"> </text:span><text:span text:style-name="T7">int</text:span><text:span text:style-name="T9"> axis_home_dir = (home_dir(axis));</text:span></text:p>
            <text:p text:style-name="P8"><text:span text:style-name="T9"><text:s text:c="2"/></text:span><text:span text:style-name="T9">planner:do_homing_move(axis, 1.5f * max_length(axis * axis_home_dir));</text:span></text:p>
            <text:p text:style-name="P8"><text:span text:style-name="T18"/></text:p>
            <text:p text:style-name="P8"><text:span text:style-name="T18"><text:s text:c="2"/></text:span><text:span text:style-name="T18">// When homing Z with probe respect probe clearance</text:span></text:p>
            <text:p text:style-name="P8"><text:span text:style-name="T7"><text:s text:c="2"/></text:span><text:span text:style-name="T7">const</text:span><text:span text:style-name="T9"> </text:span><text:span text:style-name="T7">float</text:span><text:span text:style-name="T9"> bump = axis_home_dir * (home_bump_mm(axis));</text:span></text:p>
            <text:p text:style-name="P8"><text:span text:style-name="T7"><text:s text:c="2"/></text:span><text:span text:style-name="T7">if</text:span><text:span text:style-name="T9"> (bump) {</text:span></text:p>
            <text:p text:style-name="P8"><text:span text:style-name="T9"><text:s text:c="4"/></text:span><text:span text:style-name="T9">planner:do_homing_move(axis, -bump);</text:span></text:p>
            <text:p text:style-name="P8"><text:span text:style-name="T9"><text:s text:c="4"/></text:span><text:span text:style-name="T9">// Slow move towards </text:span><text:span text:style-name="T27">endstop</text:span><text:span text:style-name="T9"> until triggered</text:span></text:p>
            <text:p text:style-name="P8"><text:span text:style-name="T9"><text:s text:c="4"/></text:span><text:span text:style-name="T9">planner:do_homing_move(axis, 2 * bump, get_homing_bump_feedrate(axis));</text:span></text:p>
            <text:p text:style-name="P8"><text:span text:style-name="T9"><text:s text:c="2"/></text:span><text:span text:style-name="T9">}</text:span></text:p>
            <text:p text:style-name="P8"><text:span text:style-name="T9"/></text:p>
            <text:p text:style-name="P8"><text:span text:style-name="T18"><text:s text:c="2"/></text:span><text:span text:style-name="T18">// For </text:span><text:span text:style-name="T27">cartesian</text:span><text:span text:style-name="T18">/core machines,</text:span></text:p>
            <text:p text:style-name="P8"><text:span text:style-name="T18"><text:s text:c="2"/></text:span><text:span text:style-name="T18">// set the axis to its home position</text:span></text:p>
            <text:p text:style-name="P8"><text:span text:style-name="T9"><text:s text:c="2"/></text:span><text:span text:style-name="T9">set_axis_is_at_home(axis);</text:span></text:p>
            <text:p text:style-name="P8"><text:span text:style-name="T9"><text:s text:c="2"/></text:span><text:span text:style-name="T9">sync_plan_position();</text:span></text:p>
            <text:p text:style-name="P8"><text:span text:style-name="T9"/></text:p>
            <text:p text:style-name="P8"><text:span text:style-name="T9"><text:s text:c="2"/></text:span><text:span text:style-name="T9">destination[axis] = current_position[axis];</text:span></text:p>
            <text:p text:style-name="P8"><text:span text:style-name="T9">}</text:span></text:p>
          </draw:text-box>
        </draw:frame>
        <draw:line draw:style-name="gr18" draw:text-style-name="P6" draw:layer="layout" svg:x1="11cm" svg:y1="28.7cm" svg:x2="11cm" svg:y2="29.4cm">
          <text:p/>
        </draw:line>
        <draw:frame draw:style-name="gr29" draw:text-style-name="P1" draw:layer="layout" svg:width="18.028cm" svg:height="1.305cm" svg:x="0.772cm" svg:y="1.201cm">
          <draw:text-box>
            <text:p><text:span text:style-name="T4">//Motion control from top (abstract) to bottom (bare metal registers for pin manipulation)</text:span></text:p>
            <text:p><text:span text:style-name="T4"/></text:p>
            <text:p><text:span text:style-name="T4"/></text:p>
          </draw:text-box>
        </draw:frame>
        <draw:frame draw:style-name="gr2" draw:text-style-name="P2" draw:layer="layout" svg:width="4.295cm" svg:height="0.746cm" svg:x="18.306cm" svg:y="28.813cm">
          <draw:text-box>
            <text:p><text:span text:style-name="T6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0" draw:text-style-name="P5" draw:layer="layout" svg:width="19.004cm" svg:height="13.589cm" svg:x="1cm" svg:y="2.3cm">
          <draw:text-box>
            <text:p text:style-name="P4"><text:span text:style-name="T4">//module/planner: plans coordinated multi-axis moves, takes into account </text:span></text:p>
            <text:p text:style-name="P4"><text:span text:style-name="T4">//edges and acceleration and steps per mm for each axis</text:span></text:p>
            <text:p text:style-name="P4"><text:span text:style-name="T4">float steps_to_mm[XYZE_N]; // array for mm per step for each axis</text:span></text:p>
            <text:p text:style-name="P4"><text:span text:style-name="T4">class Planner() {</text:span></text:p>
            <text:p text:style-name="P4"><text:span text:style-name="T4"><text:s text:c="2"/></text:span><text:span text:style-name="T4">//parameters for recalculation of movements are omitted here for clarity</text:span></text:p>
            <text:p text:style-name="P4"><text:span text:style-name="T4"><text:s text:c="2"/></text:span><text:span text:style-name="T28">static</text:span><text:span text:style-name="T29"> </text:span><text:span text:style-name="T30">block_t</text:span><text:span text:style-name="T29"> </text:span><text:span text:style-name="T17">block_buffer</text:span><text:span text:style-name="T9">[BLOCK_BUFFER_SIZE];</text:span><text:span text:style-name="T4"> </text:span></text:p>
            <text:p text:style-name="P4"><text:span text:style-name="T4"><text:s text:c="2"/></text:span></text:p>
            <text:p text:style-name="P4"><text:span text:style-name="T4"><text:s text:c="2"/></text:span><text:span text:style-name="T4">void Planner::endstop_triggered(const AxisEnum axis) {</text:span></text:p>
            <text:p text:style-name="P4"><text:span text:style-name="T4"><text:s text:c="4"/></text:span><text:span text:style-name="T4">stepper:stepper.endstop_triggered(axis);</text:span></text:p>
            <text:p text:style-name="P4"><text:span text:style-name="T4"><text:s text:c="2"/></text:span><text:span text:style-name="T4">}</text:span></text:p>
            <text:p text:style-name="P4"><text:span text:style-name="T4"/></text:p>
            <text:p text:style-name="P4"><text:span text:style-name="T4"><text:s text:c="2"/></text:span><text:span text:style-name="T4">float Planner::triggered_position_mm(axis)</text:span></text:p>
            <text:p text:style-name="P4"><text:span text:style-name="T4"><text:s text:c="4"/></text:span><text:span text:style-name="T4">return stepper:stepper.triggered_position(axis).steps_to_mm(axis);</text:span></text:p>
            <text:p text:style-name="P4"><text:span text:style-name="T4"><text:s text:c="2"/></text:span><text:span text:style-name="T4">} </text:span></text:p>
            <text:p text:style-name="P4"><text:span text:style-name="T4"/></text:p>
            <text:p text:style-name="P4"><text:span text:style-name="T4"><text:s text:c="2"/></text:span><text:span text:style-name="T4">float Planner::get_axis_position(axis) {</text:span></text:p>
            <text:p text:style-name="P4"><text:span text:style-name="T4"><text:s text:c="4"/></text:span><text:span text:style-name="T4">float axis_steps;</text:span></text:p>
            <text:p text:style-name="P4"><text:span text:style-name="T4"><text:s text:c="4"/></text:span><text:span text:style-name="T4">axis_steps = stepper:stepper.position(axis);</text:span></text:p>
            <text:p text:style-name="P4"><text:span text:style-name="T4"><text:s text:c="4"/></text:span><text:span text:style-name="T4">return axis_steps * steps_to_mm(axis);</text:span></text:p>
            <text:p text:style-name="P4"><text:span text:style-name="T4"><text:s text:c="2"/></text:span><text:span text:style-name="T4">}</text:span></text:p>
            <text:p text:style-name="P4"><text:span text:style-name="T4"/></text:p>
            <text:p text:style-name="P10"><text:span text:style-name="T19"><text:s text:c="2"/></text:span><text:span text:style-name="T19">void</text:span><text:span text:style-name="T20"> Planner::</text:span><text:span text:style-name="T21">synchronize</text:span><text:span text:style-name="T20">() {...</text:span><text:span text:style-name="T25">}</text:span></text:p>
            <text:p text:style-name="P4"><text:span text:style-name="T4"><text:s text:c="2"/></text:span><text:span text:style-name="T7">bool</text:span><text:span text:style-name="T8"> Planner::</text:span><text:span text:style-name="T15">_populate_block</text:span><text:span text:style-name="T8">(block_t * </text:span><text:span text:style-name="T7">const</text:span><text:span text:style-name="T8"> block, </text:span><text:span text:style-name="T7">bool</text:span><text:span text:style-name="T9"> split_move,</text:span></text:p>
            <text:p text:style-name="P10"><text:span text:style-name="T20"><text:s text:c="6"/></text:span><text:span text:style-name="T19">const</text:span><text:span text:style-name="T20"> int32_t (&amp;target)[ABCE]</text:span><text:span text:style-name="T8">, </text:span><text:span text:style-name="T7">float</text:span><text:span text:style-name="T8"> fr_mm_s, </text:span><text:span text:style-name="T7">const</text:span><text:span text:style-name="T8"> uint8_t extruder, </text:span></text:p>
            <text:p text:style-name="P10"><text:span text:style-name="T15"><text:s text:c="6"/></text:span><text:span text:style-name="T7">const</text:span><text:span text:style-name="T8"> </text:span><text:span text:style-name="T7">float</text:span><text:span text:style-name="T9"> &amp;millimeters</text:span><text:span text:style-name="T18">/*=0.0*/</text:span><text:span text:style-name="T20">) {...}</text:span></text:p>
            <text:p text:style-name="P10"><text:span text:style-name="T20"><text:s text:c="2"/></text:span><text:span text:style-name="T7">bool</text:span><text:span text:style-name="T8"> Planner::</text:span><text:span text:style-name="T15">buffer_line</text:span><text:span text:style-name="T8">(</text:span><text:span text:style-name="T7">const</text:span><text:span text:style-name="T8"> </text:span><text:span text:style-name="T7">float</text:span><text:span text:style-name="T8"> &amp;rx, </text:span><text:span text:style-name="T7">const</text:span><text:span text:style-name="T8"> </text:span><text:span text:style-name="T7">float</text:span><text:span text:style-name="T8"> &amp;ry, </text:span><text:span text:style-name="T7">const</text:span><text:span text:style-name="T8"> </text:span><text:span text:style-name="T7">float</text:span><text:span text:style-name="T8"> &amp;rz, </text:span><text:span text:style-name="T7">const</text:span><text:span text:style-name="T8"> </text:span><text:span text:style-name="T7">float</text:span><text:span text:style-name="T8"> &amp;e, </text:span></text:p>
            <text:p text:style-name="P10"><text:span text:style-name="T15"><text:s text:c="6"/></text:span><text:span text:style-name="T7">const</text:span><text:span text:style-name="T8"> </text:span><text:span text:style-name="T7">float</text:span><text:span text:style-name="T8"> &amp;fr_mm_s, </text:span><text:span text:style-name="T7">const</text:span><text:span text:style-name="T8"> uint8_t extruder, </text:span><text:span text:style-name="T7">const</text:span><text:span text:style-name="T8"> </text:span><text:span text:style-name="T7">float</text:span><text:span text:style-name="T9"> millimeters) {...}</text:span></text:p>
            <text:p text:style-name="P10"><text:span text:style-name="T9"><text:s text:c="2"/></text:span><text:span text:style-name="T7">void</text:span><text:span text:style-name="T9"> Planner::</text:span><text:span text:style-name="T15">set_machine_position_mm</text:span><text:span text:style-name="T9">(</text:span><text:span text:style-name="T7">const</text:span><text:span text:style-name="T9"> </text:span><text:span text:style-name="T7">float</text:span><text:span text:style-name="T9"> &amp;a, </text:span><text:span text:style-name="T7">const</text:span><text:span text:style-name="T9"> </text:span><text:span text:style-name="T7">float</text:span><text:span text:style-name="T9"> &amp;b, </text:span><text:span text:style-name="T7">const</text:span><text:span text:style-name="T9"> </text:span><text:span text:style-name="T7">float</text:span><text:span text:style-name="T9"> &amp;c, </text:span></text:p>
            <text:p text:style-name="P10"><text:span text:style-name="T9"><text:s text:c="6"/></text:span><text:span text:style-name="T7">const</text:span><text:span text:style-name="T9"> </text:span><text:span text:style-name="T7">float</text:span><text:span text:style-name="T9"> &amp;e) {...}</text:span></text:p>
            <text:p text:style-name="P4"><text:span text:style-name="T4"><text:s text:c="2"/></text:span><text:span text:style-name="T7">void</text:span><text:span text:style-name="T8"> Planner::</text:span><text:span text:style-name="T15">set_position_mm</text:span><text:span text:style-name="T8">(</text:span><text:span text:style-name="T7">const</text:span><text:span text:style-name="T8"> </text:span><text:span text:style-name="T7">float</text:span><text:span text:style-name="T8"> &amp;rx, </text:span><text:span text:style-name="T7">const</text:span><text:span text:style-name="T8"> </text:span><text:span text:style-name="T7">float</text:span><text:span text:style-name="T8"> &amp;ry, </text:span><text:span text:style-name="T7">const</text:span><text:span text:style-name="T8"> </text:span><text:span text:style-name="T7">float</text:span><text:span text:style-name="T8"> &amp;rz, </text:span></text:p>
            <text:p text:style-name="P4"><text:span text:style-name="T15"><text:s text:c="6"/></text:span><text:span text:style-name="T7">const</text:span><text:span text:style-name="T8"> </text:span><text:span text:style-name="T7">float</text:span><text:span text:style-name="T9"> &amp;e) {…}</text:span></text:p>
            <text:p text:style-name="P10"><text:span text:style-name="T7"><text:s text:c="2"/></text:span><text:span text:style-name="T7">void</text:span><text:span text:style-name="T9"> Planner::</text:span><text:span text:style-name="T15">set_e_position_mm</text:span><text:span text:style-name="T9">(</text:span><text:span text:style-name="T7">const</text:span><text:span text:style-name="T9"> </text:span><text:span text:style-name="T7">float</text:span><text:span text:style-name="T9"> &amp;e) {…}</text:span></text:p>
            <text:p text:style-name="P10"><text:span text:style-name="T7"><text:s text:c="2"/></text:span><text:span text:style-name="T7">void</text:span><text:span text:style-name="T9"> Planner::</text:span><text:span text:style-name="T15">reset_acceleration_rates</text:span><text:span text:style-name="T9">() {…} <text:s/></text:span></text:p>
            <text:p text:style-name="P10"><text:span text:style-name="T9"><text:s text:c="2"/></text:span><text:span text:style-name="T7">void</text:span><text:span text:style-name="T9"> Planner::</text:span><text:span text:style-name="T15">refresh_positioning</text:span><text:span text:style-name="T9">() {...}</text:span></text:p>
            <text:p text:style-name="P4"><text:span text:style-name="T4">}; <text:s/></text:span></text:p>
            <text:p><text:span text:style-name="T4"/></text:p>
            <text:p><text:span text:style-name="T4"/></text:p>
            <text:p><text:span text:style-name="T4"/></text:p>
          </draw:text-box>
        </draw:frame>
        <draw:line draw:style-name="gr18" draw:text-style-name="P6" draw:layer="layout" svg:x1="10.5cm" svg:y1="15.889cm" svg:x2="10.5cm" svg:y2="28.4cm">
          <text:p/>
        </draw:line>
        <draw:line draw:style-name="gr18" draw:text-style-name="P6" draw:layer="layout" svg:x1="10cm" svg:y1="1.1cm" svg:x2="10cm" svg:y2="2.273cm">
          <text:p/>
        </draw:line>
        <draw:frame draw:style-name="gr2" draw:text-style-name="P2" draw:layer="layout" svg:width="4.295cm" svg:height="0.746cm" svg:x="18.306cm" svg:y="28.813cm">
          <draw:text-box>
            <text:p><text:span text:style-name="T6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31" draw:text-style-name="P5" draw:layer="layout" svg:width="18.944cm" svg:height="25.874cm" svg:x="1.056cm" svg:y="2.808cm">
          <draw:text-box>
            <text:p text:style-name="P4"><text:span text:style-name="T4">//module/stepper</text:span></text:p>
            <text:p text:style-name="P4"><text:span text:style-name="T5">//translation from steps to pulses (</text:span><text:span text:style-name="T4">controled via stepper_ISR</text:span></text:p>
            <text:p text:style-name="P4"><text:span text:style-name="T4">//flag all moving axes for proper endstop handling, check endstop limits</text:span></text:p>
            <text:p text:style-name="P8"><text:span text:style-name="T7">class</text:span><text:span text:style-name="T9"> </text:span><text:span text:style-name="T16">Stepper</text:span><text:span text:style-name="T9"> {</text:span></text:p>
            <text:p text:style-name="P4"><text:span text:style-name="T4"><text:s text:c="2"/></text:span><text:span text:style-name="T4">// several members omitted here for clarity</text:span></text:p>
            <text:p><text:span text:style-name="T7"><text:s text:c="2"/></text:span><text:span text:style-name="T7">public:</text:span></text:p>
            <text:p text:style-name="P8"><text:span text:style-name="T20"><text:s text:c="4"/></text:span><text:span text:style-name="T23">// Constructor / initializer</text:span></text:p>
            <text:p text:style-name="P8"><text:span text:style-name="T22"><text:s text:c="4"/></text:span><text:span text:style-name="T21">Stepper</text:span><text:span text:style-name="T22">() { };</text:span></text:p>
            <text:p text:style-name="P8"><text:span text:style-name="T20"><text:s text:c="4"/></text:span><text:span text:style-name="T23">// Initialize stepper hardware</text:span></text:p>
            <text:p text:style-name="P8"><text:span text:style-name="T20"><text:s text:c="4"/></text:span><text:span text:style-name="T19">static</text:span><text:span text:style-name="T20"> </text:span><text:span text:style-name="T19">void</text:span><text:span text:style-name="T20"> </text:span><text:span text:style-name="T21">init</text:span><text:span text:style-name="T20">();</text:span></text:p>
            <text:p text:style-name="P8"><text:span text:style-name="T25"/></text:p>
            <text:p text:style-name="P8"><text:span text:style-name="T20"><text:s text:c="4"/></text:span><text:span text:style-name="T23">// Interrupt Service Routines</text:span></text:p>
            <text:p text:style-name="P8"><text:span text:style-name="T20"><text:s text:c="4"/></text:span><text:span text:style-name="T23">// The ISR scheduler</text:span></text:p>
            <text:p text:style-name="P8"><text:span text:style-name="T20"><text:s text:c="4"/></text:span><text:span text:style-name="T19">static</text:span><text:span text:style-name="T20"> </text:span><text:span text:style-name="T19">void</text:span><text:span text:style-name="T20"> </text:span><text:span text:style-name="T21">isr</text:span><text:span text:style-name="T20">();</text:span></text:p>
            <text:p text:style-name="P8"><text:span text:style-name="T20"><text:s text:c="4"/></text:span><text:span text:style-name="T23">// The stepper pulse phase ISR</text:span></text:p>
            <text:p text:style-name="P8"><text:span text:style-name="T20"><text:s text:c="4"/></text:span><text:span text:style-name="T19">static</text:span><text:span text:style-name="T20"> </text:span><text:span text:style-name="T19">void</text:span><text:span text:style-name="T20"> </text:span><text:span text:style-name="T21">stepper_pulse_phase_isr</text:span><text:span text:style-name="T20">();</text:span></text:p>
            <text:p text:style-name="P8"><text:span text:style-name="T20"><text:s text:c="4"/></text:span><text:span text:style-name="T23">// The stepper block processing phase ISR</text:span></text:p>
            <text:p><text:span text:style-name="T8"><text:s text:c="4"/></text:span><text:span text:style-name="T7">static</text:span><text:span text:style-name="T8"> uint32_t </text:span><text:span text:style-name="T15">stepper_block_phase_isr</text:span><text:span text:style-name="T9">();</text:span></text:p>
            <text:p><text:span text:style-name="T12"/></text:p>
            <text:p text:style-name="P8"><text:span text:style-name="T9"><text:s text:c="4"/></text:span><text:span text:style-name="T18">// Check if the given block is busy or not - Must not be called from ISR contexts</text:span></text:p>
            <text:p text:style-name="P8"><text:span text:style-name="T9"><text:s text:c="4"/></text:span><text:span text:style-name="T7">static</text:span><text:span text:style-name="T9"> </text:span><text:span text:style-name="T7">bool</text:span><text:span text:style-name="T9"> </text:span><text:span text:style-name="T15">is_block_busy</text:span><text:span text:style-name="T9">(</text:span><text:span text:style-name="T7">const</text:span><text:span text:style-name="T9"> block_t* </text:span><text:span text:style-name="T7">const</text:span><text:span text:style-name="T9"> block);</text:span></text:p>
            <text:p text:style-name="P8"><text:span text:style-name="T9"/></text:p>
            <text:p text:style-name="P8"><text:span text:style-name="T9"><text:s text:c="4"/></text:span><text:span text:style-name="T18">// Get the position of a stepper, in steps</text:span></text:p>
            <text:p text:style-name="P8"><text:span text:style-name="T9"><text:s text:c="4"/></text:span><text:span text:style-name="T7">static</text:span><text:span text:style-name="T9"> int32_t </text:span><text:span text:style-name="T15">position</text:span><text:span text:style-name="T9">(</text:span><text:span text:style-name="T7">const</text:span><text:span text:style-name="T9"> AxisEnum axis);</text:span></text:p>
            <text:p text:style-name="P8"><text:span text:style-name="T9"><text:s text:c="4"/></text:span><text:span text:style-name="T18">// Report the positions of the </text:span><text:span text:style-name="T27">steppers</text:span><text:span text:style-name="T18">, in steps</text:span></text:p>
            <text:p text:style-name="P8"><text:span text:style-name="T9"><text:s text:c="4"/></text:span><text:span text:style-name="T7">static</text:span><text:span text:style-name="T9"> </text:span><text:span text:style-name="T7">void</text:span><text:span text:style-name="T9"> </text:span><text:span text:style-name="T15">report_positions</text:span><text:span text:style-name="T9">();</text:span></text:p>
            <text:p text:style-name="P8"><text:span text:style-name="T9"/></text:p>
            <text:p text:style-name="P8"><text:span text:style-name="T9"><text:s text:c="4"/></text:span><text:span text:style-name="T18">// The stepper subsystem goes to sleep when it runs out of things to execute. Call this</text:span></text:p>
            <text:p text:style-name="P8"><text:span text:style-name="T9"><text:s text:c="4"/></text:span><text:span text:style-name="T18">// to notify the subsystem that it is time to go to work.</text:span></text:p>
            <text:p text:style-name="P8"><text:span text:style-name="T9"><text:s text:c="4"/></text:span><text:span text:style-name="T7">static</text:span><text:span text:style-name="T9"> </text:span><text:span text:style-name="T7">void</text:span><text:span text:style-name="T9"> </text:span><text:span text:style-name="T15">wake_up</text:span><text:span text:style-name="T9">();</text:span></text:p>
            <text:p text:style-name="P8"><text:span text:style-name="T9"><text:s text:c="4"/></text:span><text:span text:style-name="T18">// Quickly stop all </text:span><text:span text:style-name="T27">steppers</text:span></text:p>
            <text:p text:style-name="P8"><text:span text:style-name="T9"><text:s text:c="4"/></text:span><text:span text:style-name="T9">FORCE_INLINE </text:span><text:span text:style-name="T7">static</text:span><text:span text:style-name="T9"> </text:span><text:span text:style-name="T7">void</text:span><text:span text:style-name="T9"> </text:span><text:span text:style-name="T15">quick_stop</text:span><text:span text:style-name="T9">() { </text:span><text:span text:style-name="T17">abort_current_block</text:span><text:span text:style-name="T9"> = </text:span><text:span text:style-name="T7">true</text:span><text:span text:style-name="T9">; }</text:span></text:p>
            <text:p text:style-name="P8"><text:span text:style-name="T9"/></text:p>
            <text:p text:style-name="P8"><text:span text:style-name="T9"><text:s text:c="4"/></text:span><text:span text:style-name="T18">// The direction of a single motor</text:span></text:p>
            <text:p text:style-name="P8"><text:span text:style-name="T9"><text:s text:c="4"/></text:span><text:span text:style-name="T9">FORCE_INLINE </text:span><text:span text:style-name="T7">static</text:span><text:span text:style-name="T9"> </text:span><text:span text:style-name="T7">bool</text:span><text:span text:style-name="T9"> </text:span><text:span text:style-name="T15">motor_direction</text:span><text:span text:style-name="T9">(</text:span><text:span text:style-name="T7">const</text:span><text:span text:style-name="T9"> AxisEnum axis) { </text:span></text:p>
            <text:p text:style-name="P8"><text:span text:style-name="T9"><text:s text:c="8"/></text:span><text:span text:style-name="T7">return</text:span><text:span text:style-name="T9"> TEST(</text:span><text:span text:style-name="T17">last_direction_bits</text:span><text:span text:style-name="T9">, axis); }</text:span></text:p>
            <text:p text:style-name="P8"><text:span text:style-name="T9"><text:s text:c="4"/></text:span><text:span text:style-name="T18">// The last movement direction was not null on the specified axis. </text:span></text:p>
            <text:p text:style-name="P8"><text:span text:style-name="T9"><text:s text:c="4"/></text:span><text:span text:style-name="T9">FORCE_INLINE </text:span><text:span text:style-name="T7">static</text:span><text:span text:style-name="T9"> </text:span><text:span text:style-name="T7">bool</text:span><text:span text:style-name="T9"> </text:span><text:span text:style-name="T15">axis_is_moving</text:span><text:span text:style-name="T9">(</text:span><text:span text:style-name="T7">const</text:span><text:span text:style-name="T9"> AxisEnum axis) {...}</text:span></text:p>
            <text:p text:style-name="P8"><text:span text:style-name="T9"><text:s text:c="4"/></text:span><text:span text:style-name="T18">// The </text:span><text:span text:style-name="T27">extruder</text:span><text:span text:style-name="T18"> associated to the last movement</text:span></text:p>
            <text:p><text:span text:style-name="T9"><text:s text:c="4"/></text:span><text:span text:style-name="T9">FORCE_INLINE </text:span><text:span text:style-name="T7">static</text:span><text:span text:style-name="T9"> uint8_t </text:span><text:span text:style-name="T15">movement_extruder</text:span><text:span text:style-name="T9">();</text:span></text:p>
            <text:p><text:span text:style-name="T12"/></text:p>
            <text:p text:style-name="P8"><text:span text:style-name="T9"><text:s text:c="4"/></text:span><text:span text:style-name="T18">// Handle a triggered </text:span><text:span text:style-name="T27">endstop</text:span></text:p>
            <text:p text:style-name="P8"><text:span text:style-name="T9"><text:s text:c="4"/></text:span><text:span text:style-name="T7">static</text:span><text:span text:style-name="T9"> </text:span><text:span text:style-name="T7">void</text:span><text:span text:style-name="T9"> </text:span><text:span text:style-name="T15">endstop_triggered</text:span><text:span text:style-name="T9">(</text:span><text:span text:style-name="T7">const</text:span><text:span text:style-name="T9"> AxisEnum axis);</text:span></text:p>
            <text:p text:style-name="P8"><text:span text:style-name="T9"><text:s text:c="4"/></text:span><text:span text:style-name="T18">// Triggered position of an axis in steps</text:span></text:p>
            <text:p text:style-name="P8"><text:span text:style-name="T9"><text:s text:c="4"/></text:span><text:span text:style-name="T7">static</text:span><text:span text:style-name="T9"> int32_t </text:span><text:span text:style-name="T15">triggered_position</text:span><text:span text:style-name="T9">(</text:span><text:span text:style-name="T7">const</text:span><text:span text:style-name="T9"> AxisEnum axis);</text:span></text:p>
            <text:p text:style-name="P8"><text:span text:style-name="T9"/></text:p>
            <text:p text:style-name="P8"><text:span text:style-name="T9"><text:s text:c="4"/></text:span><text:span text:style-name="T18">// Set the current position in steps</text:span></text:p>
            <text:p text:style-name="P8"><text:span text:style-name="T9"><text:s text:c="4"/></text:span><text:span text:style-name="T7">static</text:span><text:span text:style-name="T9"> </text:span><text:span text:style-name="T7">inline</text:span><text:span text:style-name="T9"> </text:span><text:span text:style-name="T7">void</text:span><text:span text:style-name="T9"> </text:span><text:span text:style-name="T15">set_position</text:span><text:span text:style-name="T9">(</text:span><text:span text:style-name="T7">const</text:span><text:span text:style-name="T9"> int32_t &amp;a, </text:span><text:span text:style-name="T7">const</text:span><text:span text:style-name="T9"> int32_t &amp;b, </text:span><text:span text:style-name="T7">const</text:span><text:span text:style-name="T9"> int32_t &amp;c, </text:span></text:p>
            <text:p text:style-name="P8"><text:span text:style-name="T9"><text:s text:c="8"/></text:span><text:span text:style-name="T7">const</text:span><text:span text:style-name="T9"> int32_t &amp;e) {</text:span></text:p>
            <text:p text:style-name="P8"><text:span text:style-name="T9"><text:s text:c="6"/></text:span><text:span text:style-name="T9">planner.synchronize();</text:span></text:p>
            <text:p text:style-name="P8"><text:span text:style-name="T9"><text:s text:c="6"/></text:span><text:span text:style-name="T7">const</text:span><text:span text:style-name="T9"> </text:span><text:span text:style-name="T7">bool</text:span><text:span text:style-name="T9"> was_enabled = STEPPER_ISR_ENABLED();</text:span></text:p>
            <text:p text:style-name="P8"><text:span text:style-name="T9"><text:s text:c="6"/></text:span><text:span text:style-name="T7">if</text:span><text:span text:style-name="T9"> (was_enabled) DISABLE_STEPPER_DRIVER_INTERRUPT();</text:span></text:p>
            <text:p text:style-name="P8"><text:span text:style-name="T9"><text:s text:c="6"/></text:span><text:span text:style-name="T31">_set_position</text:span><text:span text:style-name="T9">(a, b, c, e);</text:span></text:p>
            <text:p text:style-name="P8"><text:span text:style-name="T9"><text:s text:c="6"/></text:span><text:span text:style-name="T7">if</text:span><text:span text:style-name="T9"> (was_enabled) ENABLE_STEPPER_DRIVER_INTERRUPT();</text:span></text:p>
            <text:p text:style-name="P8"><text:span text:style-name="T9"><text:s text:c="4"/></text:span><text:span text:style-name="T9">}</text:span></text:p>
            <text:p text:style-name="P8"><text:span text:style-name="T9"><text:s text:c="4"/></text:span><text:span text:style-name="T7">static</text:span><text:span text:style-name="T9"> </text:span><text:span text:style-name="T7">inline</text:span><text:span text:style-name="T9"> </text:span><text:span text:style-name="T7">void</text:span><text:span text:style-name="T9"> </text:span><text:span text:style-name="T15">set_position</text:span><text:span text:style-name="T9">(</text:span><text:span text:style-name="T7">const</text:span><text:span text:style-name="T9"> AxisEnum a, </text:span><text:span text:style-name="T7">const</text:span><text:span text:style-name="T9"> int32_t &amp;v) {</text:span></text:p>
            <text:p text:style-name="P8"><text:span text:style-name="T9"><text:s text:c="6"/></text:span><text:span text:style-name="T9">planner.synchronize();</text:span></text:p>
            <text:p text:style-name="P8"><text:span text:style-name="T9"><text:s text:c="6"/></text:span><text:span text:style-name="T7">#ifdef</text:span><text:span text:style-name="T9"> __AVR__</text:span></text:p>
            <text:p text:style-name="P8"><text:span text:style-name="T9"><text:s text:c="8"/></text:span><text:span text:style-name="T18">// Protect the access to the position. Only required for AVR, as</text:span></text:p>
            <text:p text:style-name="P8"><text:span text:style-name="T9"><text:s text:c="8"/></text:span><text:span text:style-name="T18">// <text:s/>any 32bit CPU offers atomic access to 32bit variables</text:span></text:p>
            <text:p text:style-name="P8"><text:span text:style-name="T9"><text:s text:c="8"/></text:span><text:span text:style-name="T7">const</text:span><text:span text:style-name="T9"> </text:span><text:span text:style-name="T7">bool</text:span><text:span text:style-name="T9"> was_enabled = STEPPER_ISR_ENABLED();</text:span></text:p>
            <text:p text:style-name="P8"><text:span text:style-name="T9"><text:s text:c="8"/></text:span><text:span text:style-name="T7">if</text:span><text:span text:style-name="T9"> (was_enabled) DISABLE_STEPPER_DRIVER_INTERRUPT();</text:span></text:p>
            <text:p text:style-name="P8"><text:span text:style-name="T9"><text:s text:c="6"/></text:span><text:span text:style-name="T7">#endif</text:span></text:p>
            <text:p text:style-name="P8"><text:span text:style-name="T9"><text:s text:c="6"/></text:span><text:span text:style-name="T17">count_position</text:span><text:span text:style-name="T9">[a] = v;</text:span></text:p>
            <text:p text:style-name="P8"><text:span text:style-name="T9"><text:s text:c="6"/></text:span><text:span text:style-name="T7">#ifdef</text:span><text:span text:style-name="T9"> __AVR__</text:span></text:p>
            <text:p text:style-name="P8"><text:span text:style-name="T9"><text:s text:c="8"/></text:span><text:span text:style-name="T18">// </text:span><text:span text:style-name="T27">Reenable</text:span><text:span text:style-name="T18"> Stepper ISR</text:span></text:p>
            <text:p text:style-name="P8"><text:span text:style-name="T9"><text:s text:c="8"/></text:span><text:span text:style-name="T7">if</text:span><text:span text:style-name="T9"> (was_enabled) ENABLE_STEPPER_DRIVER_INTERRUPT();</text:span></text:p>
            <text:p text:style-name="P8"><text:span text:style-name="T9"><text:s text:c="6"/></text:span><text:span text:style-name="T7">#endif</text:span></text:p>
            <text:p text:style-name="P8"><text:span text:style-name="T9"><text:s text:c="4"/></text:span><text:span text:style-name="T9">}</text:span></text:p>
            <text:p text:style-name="P8"><text:span text:style-name="T9"/></text:p>
            <text:p text:style-name="P8"><text:span text:style-name="T9"><text:s text:c="4"/></text:span><text:span text:style-name="T18">// Set direction bits for all </text:span><text:span text:style-name="T27">steppers</text:span></text:p>
            <text:p text:style-name="P8"><text:span text:style-name="T9"><text:s text:c="4"/></text:span><text:span text:style-name="T7">static</text:span><text:span text:style-name="T9"> </text:span><text:span text:style-name="T7">void</text:span><text:span text:style-name="T9"> </text:span><text:span text:style-name="T15">set_directions</text:span><text:span text:style-name="T9">();</text:span></text:p>
            <text:p><text:span text:style-name="T4">};</text:span></text:p>
          </draw:text-box>
        </draw:frame>
        <draw:line draw:style-name="gr18" draw:text-style-name="P6" draw:layer="layout" svg:x1="9.6cm" svg:y1="0.4cm" svg:x2="9.6cm" svg:y2="1.2cm">
          <text:p/>
        </draw:line>
        <draw:line draw:style-name="gr18" draw:text-style-name="P6" draw:layer="layout" svg:x1="9.6cm" svg:y1="28.7cm" svg:x2="9.6cm" svg:y2="29.5cm">
          <text:p/>
        </draw:line>
        <draw:frame draw:style-name="gr32" draw:text-style-name="P1" draw:layer="layout" svg:width="19.012cm" svg:height="0.954cm" svg:x="0.988cm" svg:y="1.054cm">
          <draw:text-box>
            <text:p><text:span text:style-name="T4">//module/stepper_indirection </text:span></text:p>
            <text:p><text:span text:style-name="T4">//if HAS_DRIVER == true, this module is an abstraction layer above stepper</text:span></text:p>
          </draw:text-box>
        </draw:frame>
        <draw:line draw:style-name="gr18" draw:text-style-name="P6" draw:layer="layout" svg:x1="9.6cm" svg:y1="2cm" svg:x2="9.6cm" svg:y2="2.8cm">
          <text:p/>
        </draw:line>
        <draw:frame draw:style-name="gr2" draw:text-style-name="P2" draw:layer="layout" svg:width="4.295cm" svg:height="0.746cm" svg:x="18.306cm" svg:y="28.813cm">
          <draw:text-box>
            <text:p><text:span text:style-name="T6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33" draw:text-style-name="P5" draw:layer="layout" svg:width="7.6cm" svg:height="1.304cm" svg:x="13cm" svg:y="3.2cm">
          <draw:text-box>
            <text:p text:style-name="P4"><text:span text:style-name="T4">//Pins/pins_motherboardX.h</text:span></text:p>
            <text:p><text:span text:style-name="T4">//board-specific pin definitions </text:span></text:p>
            <text:p><text:span text:style-name="T4"/></text:p>
          </draw:text-box>
        </draw:frame>
        <draw:frame draw:style-name="gr34" draw:text-style-name="P1" draw:layer="layout" svg:width="11.6cm" svg:height="3.059cm" svg:x="1cm" svg:y="3.144cm">
          <draw:text-box>
            <text:p><text:span text:style-name="T4">//HAL/HAL_AVR</text:span></text:p>
            <text:p><text:span text:style-name="T4">// #define s for HAL_TIMER, STEP_TIMER, </text:span></text:p>
            <text:p><text:span text:style-name="T4">//TEMP_TIMER, PULSE_TIMER etc. omitted here for clarity</text:span></text:p>
            <text:p><text:span text:style-name="T8">FORCE_INLINE </text:span><text:span text:style-name="T7">void</text:span><text:span text:style-name="T8"> </text:span><text:span text:style-name="T15">HAL_timer_start</text:span><text:span text:style-name="T8">(</text:span></text:p>
            <text:p><text:span text:style-name="T15"><text:s text:c="4"/></text:span><text:span text:style-name="T7">const</text:span><text:span text:style-name="T8"> uint8_t timer_num, </text:span><text:span text:style-name="T7">const</text:span><text:span text:style-name="T9"> uint32_t frequency) {</text:span></text:p>
            <text:p><text:span text:style-name="T9"><text:s text:c="2"/></text:span><text:span text:style-name="T9">...}</text:span><text:span text:style-name="T4"> <text:s/></text:span></text:p>
            <text:p><text:span text:style-name="T4"/></text:p>
          </draw:text-box>
        </draw:frame>
        <draw:frame draw:style-name="gr2" draw:text-style-name="P2" draw:layer="layout" svg:width="4.295cm" svg:height="0.746cm" svg:x="18.306cm" svg:y="28.813cm">
          <draw:text-box>
            <text:p><text:span text:style-name="T6"><text:page-number>&lt;Foliennummer&gt;</text:page-number></text:span></text:p>
          </draw:text-box>
        </draw:frame>
        <draw:line draw:style-name="gr18" draw:text-style-name="P6" draw:layer="layout" svg:x1="16.8cm" svg:y1="2cm" svg:x2="16.8cm" svg:y2="3.2cm">
          <text:p/>
        </draw:line>
        <draw:line draw:style-name="gr23" draw:text-style-name="P6" draw:layer="layout" svg:x1="16.8cm" svg:y1="2cm" svg:x2="10.4cm" svg:y2="2cm">
          <text:p/>
        </draw:line>
        <draw:line draw:style-name="gr23" draw:text-style-name="P6" draw:layer="layout" svg:x1="10.4cm" svg:y1="1.4cm" svg:x2="10.4cm" svg:y2="2cm">
          <text:p/>
        </draw:line>
        <draw:line draw:style-name="gr23" draw:text-style-name="P6" draw:layer="layout" svg:x1="6.8cm" svg:y1="2cm" svg:x2="10.4cm" svg:y2="2cm">
          <text:p/>
        </draw:line>
        <draw:line draw:style-name="gr18" draw:text-style-name="P6" draw:layer="layout" svg:x1="6.8cm" svg:y1="2cm" svg:x2="6.8cm" svg:y2="3.144cm">
          <text:p/>
        </draw:lin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3" svg:font-family="Consolas"/>
    <style:font-face style:name="Consolas1" svg:font-family="Consolas" style:font-family-generic="modern" style:font-pitch="fixed"/>
    <style:font-face style:name="Consolas2" svg:font-family="Consola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3cm" svg:x="1.95cm" svg:y="2.104cm" presentation:class="title" presentation:placeholder="true">
        <draw:text-box/>
      </draw:frame>
      <draw:frame presentation:style-name="Standard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0T22:04:58.764000000</meta:creation-date>
    <dc:date>2019-02-23T00:50:54.948000000</dc:date>
    <meta:editing-duration>PT1H3M28S</meta:editing-duration>
    <meta:editing-cycles>11</meta:editing-cycles>
    <meta:generator>LibreOffice/6.2.0.3$Windows_X86_64 LibreOffice_project/98c6a8a1c6c7b144ce3cc729e34964b47ce25d62</meta:generator>
    <meta:document-statistic meta:object-count="107"/>
  </office:meta>
</office:document-meta>
</file>